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1.09pt"/>
    </style:style>
    <style:style style:name="co2" style:family="table-column">
      <style:table-column-properties fo:break-before="auto" style:column-width="68.46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CH-USD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Adj Close</text:p>
          </table:table-cell>
          <table:table-cell office:value-type="string" calcext:value-type="string">
            <text:p>Volume</text:p>
          </table:table-cell>
        </table:table-row>
        <table:table-row table:style-name="ro1">
          <table:table-cell office:value-type="string" calcext:value-type="string">
            <text:p>2017-07-17</text:p>
          </table:table-cell>
          <table:table-cell office:value-type="float" office:value="555.885986" calcext:value-type="float">
            <text:p>555.885986</text:p>
          </table:table-cell>
          <table:table-cell office:value-type="float" office:value="578.971008" calcext:value-type="float">
            <text:p>578.971008</text:p>
          </table:table-cell>
          <table:table-cell office:value-type="float" office:value="411.776001" calcext:value-type="float">
            <text:p>411.776001</text:p>
          </table:table-cell>
          <table:table-cell table:number-columns-repeated="2" office:value-type="float" office:value="413.059998" calcext:value-type="float">
            <text:p>413.059998</text:p>
          </table:table-cell>
          <table:table-cell office:value-type="float" office:value="85013" calcext:value-type="float">
            <text:p>85013</text:p>
          </table:table-cell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412.579987" calcext:value-type="float">
            <text:p>412.579987</text:p>
          </table:table-cell>
          <table:table-cell office:value-type="float" office:value="578.892029" calcext:value-type="float">
            <text:p>578.892029</text:p>
          </table:table-cell>
          <table:table-cell office:value-type="float" office:value="217.059998" calcext:value-type="float">
            <text:p>217.059998</text:p>
          </table:table-cell>
          <table:table-cell table:number-columns-repeated="2" office:value-type="float" office:value="345.661011" calcext:value-type="float">
            <text:p>345.661011</text:p>
          </table:table-cell>
          <table:table-cell office:value-type="float" office:value="5608377" calcext:value-type="float">
            <text:p>5608377</text:p>
          </table:table-cell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346.364014" calcext:value-type="float">
            <text:p>346.364014</text:p>
          </table:table-cell>
          <table:table-cell office:value-type="float" office:value="756.932007" calcext:value-type="float">
            <text:p>756.932007</text:p>
          </table:table-cell>
          <table:table-cell office:value-type="float" office:value="200.977997" calcext:value-type="float">
            <text:p>200.977997</text:p>
          </table:table-cell>
          <table:table-cell table:number-columns-repeated="2" office:value-type="float" office:value="220.656006" calcext:value-type="float">
            <text:p>220.656006</text:p>
          </table:table-cell>
          <table:table-cell office:value-type="float" office:value="1081476776" calcext:value-type="float">
            <text:p>1081476776</text:p>
          </table:table-cell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223.755997" calcext:value-type="float">
            <text:p>223.755997</text:p>
          </table:table-cell>
          <table:table-cell office:value-type="float" office:value="386.294006" calcext:value-type="float">
            <text:p>386.294006</text:p>
          </table:table-cell>
          <table:table-cell office:value-type="float" office:value="223.755997" calcext:value-type="float">
            <text:p>223.755997</text:p>
          </table:table-cell>
          <table:table-cell table:number-columns-repeated="2" office:value-type="float" office:value="298.053009" calcext:value-type="float">
            <text:p>298.053009</text:p>
          </table:table-cell>
          <table:table-cell office:value-type="float" office:value="1403794984" calcext:value-type="float">
            <text:p>1403794984</text:p>
          </table:table-cell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296.097992" calcext:value-type="float">
            <text:p>296.097992</text:p>
          </table:table-cell>
          <table:table-cell office:value-type="float" office:value="1091.969971" calcext:value-type="float">
            <text:p>1091.969971</text:p>
          </table:table-cell>
          <table:table-cell office:value-type="float" office:value="290.207001" calcext:value-type="float">
            <text:p>290.207001</text:p>
          </table:table-cell>
          <table:table-cell table:number-columns-repeated="2" office:value-type="float" office:value="712.872986" calcext:value-type="float">
            <text:p>712.872986</text:p>
          </table:table-cell>
          <table:table-cell office:value-type="float" office:value="8937672896" calcext:value-type="float">
            <text:p>8937672896</text:p>
          </table:table-cell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723.700989" calcext:value-type="float">
            <text:p>723.700989</text:p>
          </table:table-cell>
          <table:table-cell office:value-type="float" office:value="756.590027" calcext:value-type="float">
            <text:p>756.590027</text:p>
          </table:table-cell>
          <table:table-cell office:value-type="float" office:value="570.27002" calcext:value-type="float">
            <text:p>570.27002</text:p>
          </table:table-cell>
          <table:table-cell table:number-columns-repeated="2" office:value-type="float" office:value="620.895996" calcext:value-type="float">
            <text:p>620.895996</text:p>
          </table:table-cell>
          <table:table-cell office:value-type="float" office:value="4370583984" calcext:value-type="float">
            <text:p>4370583984</text:p>
          </table:table-cell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619.697998" calcext:value-type="float">
            <text:p>619.697998</text:p>
          </table:table-cell>
          <table:table-cell office:value-type="float" office:value="645.523987" calcext:value-type="float">
            <text:p>645.523987</text:p>
          </table:table-cell>
          <table:table-cell office:value-type="float" office:value="528.315002" calcext:value-type="float">
            <text:p>528.315002</text:p>
          </table:table-cell>
          <table:table-cell table:number-columns-repeated="2" office:value-type="float" office:value="607.432983" calcext:value-type="float">
            <text:p>607.432983</text:p>
          </table:table-cell>
          <table:table-cell office:value-type="float" office:value="2417469024" calcext:value-type="float">
            <text:p>2417469024</text:p>
          </table:table-cell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608.260986" calcext:value-type="float">
            <text:p>608.260986</text:p>
          </table:table-cell>
          <table:table-cell office:value-type="float" office:value="707.981018" calcext:value-type="float">
            <text:p>707.981018</text:p>
          </table:table-cell>
          <table:table-cell office:value-type="float" office:value="458.778992" calcext:value-type="float">
            <text:p>458.778992</text:p>
          </table:table-cell>
          <table:table-cell table:number-columns-repeated="2" office:value-type="float" office:value="537.067017" calcext:value-type="float">
            <text:p>537.067017</text:p>
          </table:table-cell>
          <table:table-cell office:value-type="float" office:value="3777404016" calcext:value-type="float">
            <text:p>3777404016</text:p>
          </table:table-cell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537.187012" calcext:value-type="float">
            <text:p>537.187012</text:p>
          </table:table-cell>
          <table:table-cell office:value-type="float" office:value="559.21698" calcext:value-type="float">
            <text:p>559.21698</text:p>
          </table:table-cell>
          <table:table-cell office:value-type="float" office:value="301.688995" calcext:value-type="float">
            <text:p>301.688995</text:p>
          </table:table-cell>
          <table:table-cell table:number-columns-repeated="2" office:value-type="float" office:value="419.864014" calcext:value-type="float">
            <text:p>419.864014</text:p>
          </table:table-cell>
          <table:table-cell office:value-type="float" office:value="2388953984" calcext:value-type="float">
            <text:p>2388953984</text:p>
          </table:table-cell>
        </table:table-row>
        <table:table-row table:style-name="ro1">
          <table:table-cell office:value-type="string" calcext:value-type="string">
            <text:p>2017-09-18</text:p>
          </table:table-cell>
          <table:table-cell office:value-type="float" office:value="422.088013" calcext:value-type="float">
            <text:p>422.088013</text:p>
          </table:table-cell>
          <table:table-cell office:value-type="float" office:value="550.409973" calcext:value-type="float">
            <text:p>550.409973</text:p>
          </table:table-cell>
          <table:table-cell office:value-type="float" office:value="402.765991" calcext:value-type="float">
            <text:p>402.765991</text:p>
          </table:table-cell>
          <table:table-cell table:number-columns-repeated="2" office:value-type="float" office:value="421.029999" calcext:value-type="float">
            <text:p>421.029999</text:p>
          </table:table-cell>
          <table:table-cell office:value-type="float" office:value="2792425048" calcext:value-type="float">
            <text:p>2792425048</text:p>
          </table:table-cell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419.647003" calcext:value-type="float">
            <text:p>419.647003</text:p>
          </table:table-cell>
          <table:table-cell office:value-type="float" office:value="465.203003" calcext:value-type="float">
            <text:p>465.203003</text:p>
          </table:table-cell>
          <table:table-cell table:number-columns-repeated="3" office:value-type="float" office:value="415.152008" calcext:value-type="float">
            <text:p>415.152008</text:p>
          </table:table-cell>
          <table:table-cell office:value-type="float" office:value="1429460976" calcext:value-type="float">
            <text:p>1429460976</text:p>
          </table:table-cell>
        </table:table-row>
        <table:table-row table:style-name="ro1">
          <table:table-cell office:value-type="string" calcext:value-type="string">
            <text:p>2017-10-02</text:p>
          </table:table-cell>
          <table:table-cell office:value-type="float" office:value="415.868988" calcext:value-type="float">
            <text:p>415.868988</text:p>
          </table:table-cell>
          <table:table-cell office:value-type="float" office:value="430.863007" calcext:value-type="float">
            <text:p>430.863007</text:p>
          </table:table-cell>
          <table:table-cell office:value-type="float" office:value="337.001007" calcext:value-type="float">
            <text:p>337.001007</text:p>
          </table:table-cell>
          <table:table-cell table:number-columns-repeated="2" office:value-type="float" office:value="342.212006" calcext:value-type="float">
            <text:p>342.212006</text:p>
          </table:table-cell>
          <table:table-cell office:value-type="float" office:value="1346551000" calcext:value-type="float">
            <text:p>1346551000</text:p>
          </table:table-cell>
        </table:table-row>
        <table:table-row table:style-name="ro1">
          <table:table-cell office:value-type="string" calcext:value-type="string">
            <text:p>2017-10-09</text:p>
          </table:table-cell>
          <table:table-cell office:value-type="float" office:value="342.756012" calcext:value-type="float">
            <text:p>342.756012</text:p>
          </table:table-cell>
          <table:table-cell office:value-type="float" office:value="352.019012" calcext:value-type="float">
            <text:p>352.019012</text:p>
          </table:table-cell>
          <table:table-cell office:value-type="float" office:value="289.036987" calcext:value-type="float">
            <text:p>289.036987</text:p>
          </table:table-cell>
          <table:table-cell table:number-columns-repeated="2" office:value-type="float" office:value="314.946991" calcext:value-type="float">
            <text:p>314.946991</text:p>
          </table:table-cell>
          <table:table-cell office:value-type="float" office:value="1635258976" calcext:value-type="float">
            <text:p>1635258976</text:p>
          </table:table-cell>
        </table:table-row>
        <table:table-row table:style-name="ro1">
          <table:table-cell office:value-type="string" calcext:value-type="string">
            <text:p>2017-10-16</text:p>
          </table:table-cell>
          <table:table-cell office:value-type="float" office:value="315.263" calcext:value-type="float">
            <text:p>315.263</text:p>
          </table:table-cell>
          <table:table-cell office:value-type="float" office:value="394.963013" calcext:value-type="float">
            <text:p>394.963013</text:p>
          </table:table-cell>
          <table:table-cell office:value-type="float" office:value="309.644989" calcext:value-type="float">
            <text:p>309.644989</text:p>
          </table:table-cell>
          <table:table-cell table:number-columns-repeated="2" office:value-type="float" office:value="331.660004" calcext:value-type="float">
            <text:p>331.660004</text:p>
          </table:table-cell>
          <table:table-cell office:value-type="float" office:value="2444406984" calcext:value-type="float">
            <text:p>2444406984</text:p>
          </table:table-cell>
        </table:table-row>
        <table:table-row table:style-name="ro1">
          <table:table-cell office:value-type="string" calcext:value-type="string">
            <text:p>2017-10-23</text:p>
          </table:table-cell>
          <table:table-cell office:value-type="float" office:value="330.667999" calcext:value-type="float">
            <text:p>330.667999</text:p>
          </table:table-cell>
          <table:table-cell office:value-type="float" office:value="526.117004" calcext:value-type="float">
            <text:p>526.117004</text:p>
          </table:table-cell>
          <table:table-cell office:value-type="float" office:value="309.871002" calcext:value-type="float">
            <text:p>309.871002</text:p>
          </table:table-cell>
          <table:table-cell table:number-columns-repeated="2" office:value-type="float" office:value="451.924011" calcext:value-type="float">
            <text:p>451.924011</text:p>
          </table:table-cell>
          <table:table-cell office:value-type="float" office:value="4131367936" calcext:value-type="float">
            <text:p>4131367936</text:p>
          </table:table-cell>
        </table:table-row>
        <table:table-row table:style-name="ro1">
          <table:table-cell office:value-type="string" calcext:value-type="string">
            <text:p>2017-10-30</text:p>
          </table:table-cell>
          <table:table-cell office:value-type="float" office:value="458.451996" calcext:value-type="float">
            <text:p>458.451996</text:p>
          </table:table-cell>
          <table:table-cell office:value-type="float" office:value="684.530029" calcext:value-type="float">
            <text:p>684.530029</text:p>
          </table:table-cell>
          <table:table-cell office:value-type="float" office:value="417.622009" calcext:value-type="float">
            <text:p>417.622009</text:p>
          </table:table-cell>
          <table:table-cell table:number-columns-repeated="2" office:value-type="float" office:value="630.702026" calcext:value-type="float">
            <text:p>630.702026</text:p>
          </table:table-cell>
          <table:table-cell office:value-type="float" office:value="7584106144" calcext:value-type="float">
            <text:p>7584106144</text:p>
          </table:table-cell>
        </table:table-row>
        <table:table-row table:style-name="ro1">
          <table:table-cell office:value-type="string" calcext:value-type="string">
            <text:p>2017-11-06</text:p>
          </table:table-cell>
          <table:table-cell office:value-type="float" office:value="630.30603" calcext:value-type="float">
            <text:p>630.30603</text:p>
          </table:table-cell>
          <table:table-cell office:value-type="float" office:value="2477.649902" calcext:value-type="float">
            <text:p>2477.649902</text:p>
          </table:table-cell>
          <table:table-cell office:value-type="float" office:value="565.596985" calcext:value-type="float">
            <text:p>565.596985</text:p>
          </table:table-cell>
          <table:table-cell table:number-columns-repeated="2" office:value-type="float" office:value="1388.859985" calcext:value-type="float">
            <text:p>1388.859985</text:p>
          </table:table-cell>
          <table:table-cell office:value-type="float" office:value="21424014880" calcext:value-type="float">
            <text:p>21424014880</text:p>
          </table:table-cell>
        </table:table-row>
        <table:table-row table:style-name="ro1">
          <table:table-cell office:value-type="string" calcext:value-type="string">
            <text:p>2017-11-13</text:p>
          </table:table-cell>
          <table:table-cell office:value-type="float" office:value="1381.819946" calcext:value-type="float">
            <text:p>1381.819946</text:p>
          </table:table-cell>
          <table:table-cell office:value-type="float" office:value="1501.160034" calcext:value-type="float">
            <text:p>1501.160034</text:p>
          </table:table-cell>
          <table:table-cell office:value-type="float" office:value="863.979004" calcext:value-type="float">
            <text:p>863.979004</text:p>
          </table:table-cell>
          <table:table-cell table:number-columns-repeated="2" office:value-type="float" office:value="1172.050049" calcext:value-type="float">
            <text:p>1172.050049</text:p>
          </table:table-cell>
          <table:table-cell office:value-type="float" office:value="17448060160" calcext:value-type="float">
            <text:p>174480601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float" office:value="1172.430054" calcext:value-type="float">
            <text:p>1172.430054</text:p>
          </table:table-cell>
          <table:table-cell office:value-type="float" office:value="1782.829956" calcext:value-type="float">
            <text:p>1782.829956</text:p>
          </table:table-cell>
          <table:table-cell office:value-type="float" office:value="1140.880005" calcext:value-type="float">
            <text:p>1140.880005</text:p>
          </table:table-cell>
          <table:table-cell table:number-columns-repeated="2" office:value-type="float" office:value="1735.660034" calcext:value-type="float">
            <text:p>1735.660034</text:p>
          </table:table-cell>
          <table:table-cell office:value-type="float" office:value="13484672000" calcext:value-type="float">
            <text:p>13484672000</text:p>
          </table:table-cell>
        </table:table-row>
        <table:table-row table:style-name="ro1">
          <table:table-cell office:value-type="string" calcext:value-type="string">
            <text:p>2017-11-27</text:p>
          </table:table-cell>
          <table:table-cell office:value-type="float" office:value="1722.930054" calcext:value-type="float">
            <text:p>1722.930054</text:p>
          </table:table-cell>
          <table:table-cell office:value-type="float" office:value="1742.400024" calcext:value-type="float">
            <text:p>1742.400024</text:p>
          </table:table-cell>
          <table:table-cell office:value-type="float" office:value="1222.099976" calcext:value-type="float">
            <text:p>1222.099976</text:p>
          </table:table-cell>
          <table:table-cell table:number-columns-repeated="2" office:value-type="float" office:value="1559.930054" calcext:value-type="float">
            <text:p>1559.930054</text:p>
          </table:table-cell>
          <table:table-cell office:value-type="float" office:value="9239721024" calcext:value-type="float">
            <text:p>9239721024</text:p>
          </table:table-cell>
        </table:table-row>
        <table:table-row table:style-name="ro1">
          <table:table-cell office:value-type="string" calcext:value-type="string">
            <text:p>2017-12-04</text:p>
          </table:table-cell>
          <table:table-cell office:value-type="float" office:value="1560.160034" calcext:value-type="float">
            <text:p>1560.160034</text:p>
          </table:table-cell>
          <table:table-cell office:value-type="float" office:value="1731.319946" calcext:value-type="float">
            <text:p>1731.319946</text:p>
          </table:table-cell>
          <table:table-cell office:value-type="float" office:value="1226.209961" calcext:value-type="float">
            <text:p>1226.209961</text:p>
          </table:table-cell>
          <table:table-cell table:number-columns-repeated="2" office:value-type="float" office:value="1323.069946" calcext:value-type="float">
            <text:p>1323.069946</text:p>
          </table:table-cell>
          <table:table-cell office:value-type="float" office:value="8752739904" calcext:value-type="float">
            <text:p>8752739904</text:p>
          </table:table-cell>
        </table:table-row>
        <table:table-row table:style-name="ro1">
          <table:table-cell office:value-type="string" calcext:value-type="string">
            <text:p>2017-12-11</text:p>
          </table:table-cell>
          <table:table-cell office:value-type="float" office:value="1320" calcext:value-type="float">
            <text:p>1320</text:p>
          </table:table-cell>
          <table:table-cell office:value-type="float" office:value="2080.409912" calcext:value-type="float">
            <text:p>2080.409912</text:p>
          </table:table-cell>
          <table:table-cell office:value-type="float" office:value="1316.849976" calcext:value-type="float">
            <text:p>1316.849976</text:p>
          </table:table-cell>
          <table:table-cell table:number-columns-repeated="2" office:value-type="float" office:value="1862.880005" calcext:value-type="float">
            <text:p>1862.880005</text:p>
          </table:table-cell>
          <table:table-cell office:value-type="float" office:value="9720716992" calcext:value-type="float">
            <text:p>9720716992</text:p>
          </table:table-cell>
        </table:table-row>
        <table:table-row table:style-name="ro1">
          <table:table-cell office:value-type="string" calcext:value-type="string">
            <text:p>2017-12-18</text:p>
          </table:table-cell>
          <table:table-cell office:value-type="float" office:value="1869.209961" calcext:value-type="float">
            <text:p>1869.209961</text:p>
          </table:table-cell>
          <table:table-cell office:value-type="float" office:value="4355.620117" calcext:value-type="float">
            <text:p>4355.620117</text:p>
          </table:table-cell>
          <table:table-cell office:value-type="float" office:value="1799.119995" calcext:value-type="float">
            <text:p>1799.119995</text:p>
          </table:table-cell>
          <table:table-cell table:number-columns-repeated="2" office:value-type="float" office:value="2903.120117" calcext:value-type="float">
            <text:p>2903.120117</text:p>
          </table:table-cell>
          <table:table-cell office:value-type="float" office:value="30439160576" calcext:value-type="float">
            <text:p>30439160576</text:p>
          </table:table-cell>
        </table:table-row>
        <table:table-row table:style-name="ro1">
          <table:table-cell office:value-type="string" calcext:value-type="string">
            <text:p>2017-12-25</text:p>
          </table:table-cell>
          <table:table-cell office:value-type="float" office:value="2929.350098" calcext:value-type="float">
            <text:p>2929.350098</text:p>
          </table:table-cell>
          <table:table-cell office:value-type="float" office:value="3112.639893" calcext:value-type="float">
            <text:p>3112.639893</text:p>
          </table:table-cell>
          <table:table-cell office:value-type="float" office:value="2329.469971" calcext:value-type="float">
            <text:p>2329.469971</text:p>
          </table:table-cell>
          <table:table-cell table:number-columns-repeated="2" office:value-type="float" office:value="2533.01001" calcext:value-type="float">
            <text:p>2533.01001</text:p>
          </table:table-cell>
          <table:table-cell office:value-type="float" office:value="12565619840" calcext:value-type="float">
            <text:p>12565619840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2534.820068" calcext:value-type="float">
            <text:p>2534.820068</text:p>
          </table:table-cell>
          <table:table-cell office:value-type="float" office:value="3071.159912" calcext:value-type="float">
            <text:p>3071.159912</text:p>
          </table:table-cell>
          <table:table-cell office:value-type="float" office:value="2359.300049" calcext:value-type="float">
            <text:p>2359.300049</text:p>
          </table:table-cell>
          <table:table-cell table:number-columns-repeated="2" office:value-type="float" office:value="2786.879883" calcext:value-type="float">
            <text:p>2786.879883</text:p>
          </table:table-cell>
          <table:table-cell office:value-type="float" office:value="18049793088" calcext:value-type="float">
            <text:p>18049793088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2786.600098" calcext:value-type="float">
            <text:p>2786.600098</text:p>
          </table:table-cell>
          <table:table-cell office:value-type="float" office:value="2976.48999" calcext:value-type="float">
            <text:p>2976.48999</text:p>
          </table:table-cell>
          <table:table-cell office:value-type="float" office:value="2275.070068" calcext:value-type="float">
            <text:p>2275.070068</text:p>
          </table:table-cell>
          <table:table-cell table:number-columns-repeated="2" office:value-type="float" office:value="2553.320068" calcext:value-type="float">
            <text:p>2553.320068</text:p>
          </table:table-cell>
          <table:table-cell office:value-type="float" office:value="10362510016" calcext:value-type="float">
            <text:p>10362510016</text:p>
          </table:table-cell>
        </table:table-row>
        <table:table-row table:style-name="ro1">
          <table:table-cell office:value-type="string" calcext:value-type="string">
            <text:p>2018-01-15</text:p>
          </table:table-cell>
          <table:table-cell office:value-type="float" office:value="2541.580078" calcext:value-type="float">
            <text:p>2541.580078</text:p>
          </table:table-cell>
          <table:table-cell office:value-type="float" office:value="2576.129883" calcext:value-type="float">
            <text:p>2576.129883</text:p>
          </table:table-cell>
          <table:table-cell office:value-type="float" office:value="1361.02002" calcext:value-type="float">
            <text:p>1361.02002</text:p>
          </table:table-cell>
          <table:table-cell table:number-columns-repeated="2" office:value-type="float" office:value="1776.640015" calcext:value-type="float">
            <text:p>1776.640015</text:p>
          </table:table-cell>
          <table:table-cell office:value-type="float" office:value="8202845952" calcext:value-type="float">
            <text:p>8202845952</text:p>
          </table:table-cell>
        </table:table-row>
        <table:table-row table:style-name="ro1">
          <table:table-cell office:value-type="string" calcext:value-type="string">
            <text:p>2018-01-22</text:p>
          </table:table-cell>
          <table:table-cell office:value-type="float" office:value="1794.459961" calcext:value-type="float">
            <text:p>1794.459961</text:p>
          </table:table-cell>
          <table:table-cell office:value-type="float" office:value="1815.420044" calcext:value-type="float">
            <text:p>1815.420044</text:p>
          </table:table-cell>
          <table:table-cell office:value-type="float" office:value="1500.369995" calcext:value-type="float">
            <text:p>1500.369995</text:p>
          </table:table-cell>
          <table:table-cell table:number-columns-repeated="2" office:value-type="float" office:value="1746.25" calcext:value-type="float">
            <text:p>1746.25</text:p>
          </table:table-cell>
          <table:table-cell office:value-type="float" office:value="3887642016" calcext:value-type="float">
            <text:p>3887642016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float" office:value="1745.359985" calcext:value-type="float">
            <text:p>1745.359985</text:p>
          </table:table-cell>
          <table:table-cell office:value-type="float" office:value="1763.23999" calcext:value-type="float">
            <text:p>1763.23999</text:p>
          </table:table-cell>
          <table:table-cell office:value-type="float" office:value="980.776001" calcext:value-type="float">
            <text:p>980.776001</text:p>
          </table:table-cell>
          <table:table-cell table:number-columns-repeated="2" office:value-type="float" office:value="1165.380005" calcext:value-type="float">
            <text:p>1165.380005</text:p>
          </table:table-cell>
          <table:table-cell office:value-type="float" office:value="4425065920" calcext:value-type="float">
            <text:p>4425065920</text:p>
          </table:table-cell>
        </table:table-row>
        <table:table-row table:style-name="ro1">
          <table:table-cell office:value-type="string" calcext:value-type="string">
            <text:p>2018-02-05</text:p>
          </table:table-cell>
          <table:table-cell office:value-type="float" office:value="1159.890015" calcext:value-type="float">
            <text:p>1159.890015</text:p>
          </table:table-cell>
          <table:table-cell office:value-type="float" office:value="1394.810059" calcext:value-type="float">
            <text:p>1394.810059</text:p>
          </table:table-cell>
          <table:table-cell office:value-type="float" office:value="764.018005" calcext:value-type="float">
            <text:p>764.018005</text:p>
          </table:table-cell>
          <table:table-cell table:number-columns-repeated="2" office:value-type="float" office:value="1217.640015" calcext:value-type="float">
            <text:p>1217.640015</text:p>
          </table:table-cell>
          <table:table-cell office:value-type="float" office:value="6935390016" calcext:value-type="float">
            <text:p>6935390016</text:p>
          </table:table-cell>
        </table:table-row>
        <table:table-row table:style-name="ro1">
          <table:table-cell office:value-type="string" calcext:value-type="string">
            <text:p>2018-02-12</text:p>
          </table:table-cell>
          <table:table-cell office:value-type="float" office:value="1222.430054" calcext:value-type="float">
            <text:p>1222.430054</text:p>
          </table:table-cell>
          <table:table-cell office:value-type="float" office:value="1641.400024" calcext:value-type="float">
            <text:p>1641.400024</text:p>
          </table:table-cell>
          <table:table-cell office:value-type="float" office:value="1205.72998" calcext:value-type="float">
            <text:p>1205.72998</text:p>
          </table:table-cell>
          <table:table-cell table:number-columns-repeated="2" office:value-type="float" office:value="1487.459961" calcext:value-type="float">
            <text:p>1487.459961</text:p>
          </table:table-cell>
          <table:table-cell office:value-type="float" office:value="4551784032" calcext:value-type="float">
            <text:p>4551784032</text:p>
          </table:table-cell>
        </table:table-row>
        <table:table-row table:style-name="ro1">
          <table:table-cell office:value-type="string" calcext:value-type="string">
            <text:p>2018-02-19</text:p>
          </table:table-cell>
          <table:table-cell office:value-type="float" office:value="1483.339966" calcext:value-type="float">
            <text:p>1483.339966</text:p>
          </table:table-cell>
          <table:table-cell office:value-type="float" office:value="1569.030029" calcext:value-type="float">
            <text:p>1569.030029</text:p>
          </table:table-cell>
          <table:table-cell office:value-type="float" office:value="1143.069946" calcext:value-type="float">
            <text:p>1143.069946</text:p>
          </table:table-cell>
          <table:table-cell table:number-columns-repeated="2" office:value-type="float" office:value="1178.099976" calcext:value-type="float">
            <text:p>1178.099976</text:p>
          </table:table-cell>
          <table:table-cell office:value-type="float" office:value="3718756000" calcext:value-type="float">
            <text:p>3718756000</text:p>
          </table:table-cell>
        </table:table-row>
        <table:table-row table:style-name="ro1">
          <table:table-cell office:value-type="string" calcext:value-type="string">
            <text:p>2018-02-26</text:p>
          </table:table-cell>
          <table:table-cell office:value-type="float" office:value="1177.579956" calcext:value-type="float">
            <text:p>1177.579956</text:p>
          </table:table-cell>
          <table:table-cell office:value-type="float" office:value="1303.660034" calcext:value-type="float">
            <text:p>1303.660034</text:p>
          </table:table-cell>
          <table:table-cell office:value-type="float" office:value="1149.439941" calcext:value-type="float">
            <text:p>1149.439941</text:p>
          </table:table-cell>
          <table:table-cell table:number-columns-repeated="2" office:value-type="float" office:value="1289.079956" calcext:value-type="float">
            <text:p>1289.079956</text:p>
          </table:table-cell>
          <table:table-cell office:value-type="float" office:value="2899380992" calcext:value-type="float">
            <text:p>2899380992</text:p>
          </table:table-cell>
        </table:table-row>
        <table:table-row table:style-name="ro1">
          <table:table-cell office:value-type="string" calcext:value-type="string">
            <text:p>2018-03-05</text:p>
          </table:table-cell>
          <table:table-cell office:value-type="float" office:value="1287.099976" calcext:value-type="float">
            <text:p>1287.099976</text:p>
          </table:table-cell>
          <table:table-cell office:value-type="float" office:value="1291.880005" calcext:value-type="float">
            <text:p>1291.880005</text:p>
          </table:table-cell>
          <table:table-cell office:value-type="float" office:value="937.96698" calcext:value-type="float">
            <text:p>937.96698</text:p>
          </table:table-cell>
          <table:table-cell table:number-columns-repeated="2" office:value-type="float" office:value="1145.170044" calcext:value-type="float">
            <text:p>1145.170044</text:p>
          </table:table-cell>
          <table:table-cell office:value-type="float" office:value="3049025056" calcext:value-type="float">
            <text:p>3049025056</text:p>
          </table:table-cell>
        </table:table-row>
        <table:table-row table:style-name="ro1">
          <table:table-cell office:value-type="string" calcext:value-type="string">
            <text:p>2018-03-12</text:p>
          </table:table-cell>
          <table:table-cell office:value-type="float" office:value="1143.939941" calcext:value-type="float">
            <text:p>1143.939941</text:p>
          </table:table-cell>
          <table:table-cell office:value-type="float" office:value="1152.560059" calcext:value-type="float">
            <text:p>1152.560059</text:p>
          </table:table-cell>
          <table:table-cell office:value-type="float" office:value="851.612976" calcext:value-type="float">
            <text:p>851.612976</text:p>
          </table:table-cell>
          <table:table-cell table:number-columns-repeated="2" office:value-type="float" office:value="938.11499" calcext:value-type="float">
            <text:p>938.11499</text:p>
          </table:table-cell>
          <table:table-cell office:value-type="float" office:value="2983362016" calcext:value-type="float">
            <text:p>2983362016</text:p>
          </table:table-cell>
        </table:table-row>
        <table:table-row table:style-name="ro1">
          <table:table-cell office:value-type="string" calcext:value-type="string">
            <text:p>2018-03-19</text:p>
          </table:table-cell>
          <table:table-cell office:value-type="float" office:value="942.598022" calcext:value-type="float">
            <text:p>942.598022</text:p>
          </table:table-cell>
          <table:table-cell office:value-type="float" office:value="1082.349976" calcext:value-type="float">
            <text:p>1082.349976</text:p>
          </table:table-cell>
          <table:table-cell office:value-type="float" office:value="915.513977" calcext:value-type="float">
            <text:p>915.513977</text:p>
          </table:table-cell>
          <table:table-cell table:number-columns-repeated="2" office:value-type="float" office:value="966.875977" calcext:value-type="float">
            <text:p>966.875977</text:p>
          </table:table-cell>
          <table:table-cell office:value-type="float" office:value="2466943040" calcext:value-type="float">
            <text:p>2466943040</text:p>
          </table:table-cell>
        </table:table-row>
        <table:table-row table:style-name="ro1">
          <table:table-cell office:value-type="string" calcext:value-type="string">
            <text:p>2018-03-26</text:p>
          </table:table-cell>
          <table:table-cell office:value-type="float" office:value="967.89502" calcext:value-type="float">
            <text:p>967.89502</text:p>
          </table:table-cell>
          <table:table-cell office:value-type="float" office:value="975.612976" calcext:value-type="float">
            <text:p>975.612976</text:p>
          </table:table-cell>
          <table:table-cell office:value-type="float" office:value="629.932983" calcext:value-type="float">
            <text:p>629.932983</text:p>
          </table:table-cell>
          <table:table-cell table:number-columns-repeated="2" office:value-type="float" office:value="643.026978" calcext:value-type="float">
            <text:p>643.026978</text:p>
          </table:table-cell>
          <table:table-cell office:value-type="float" office:value="2518280032" calcext:value-type="float">
            <text:p>2518280032</text:p>
          </table:table-cell>
        </table:table-row>
        <table:table-row table:style-name="ro1">
          <table:table-cell office:value-type="string" calcext:value-type="string">
            <text:p>2018-04-02</text:p>
          </table:table-cell>
          <table:table-cell office:value-type="float" office:value="644.458008" calcext:value-type="float">
            <text:p>644.458008</text:p>
          </table:table-cell>
          <table:table-cell office:value-type="float" office:value="719.77301" calcext:value-type="float">
            <text:p>719.77301</text:p>
          </table:table-cell>
          <table:table-cell office:value-type="float" office:value="603.705017" calcext:value-type="float">
            <text:p>603.705017</text:p>
          </table:table-cell>
          <table:table-cell table:number-columns-repeated="2" office:value-type="float" office:value="655.255981" calcext:value-type="float">
            <text:p>655.255981</text:p>
          </table:table-cell>
          <table:table-cell office:value-type="float" office:value="1767991008" calcext:value-type="float">
            <text:p>1767991008</text:p>
          </table:table-cell>
        </table:table-row>
        <table:table-row table:style-name="ro1">
          <table:table-cell office:value-type="string" calcext:value-type="string">
            <text:p>2018-04-09</text:p>
          </table:table-cell>
          <table:table-cell office:value-type="float" office:value="656.091003" calcext:value-type="float">
            <text:p>656.091003</text:p>
          </table:table-cell>
          <table:table-cell office:value-type="float" office:value="785.35199" calcext:value-type="float">
            <text:p>785.35199</text:p>
          </table:table-cell>
          <table:table-cell office:value-type="float" office:value="627.317017" calcext:value-type="float">
            <text:p>627.317017</text:p>
          </table:table-cell>
          <table:table-cell table:number-columns-repeated="2" office:value-type="float" office:value="780.825989" calcext:value-type="float">
            <text:p>780.825989</text:p>
          </table:table-cell>
          <table:table-cell office:value-type="float" office:value="2128022016" calcext:value-type="float">
            <text:p>2128022016</text:p>
          </table:table-cell>
        </table:table-row>
        <table:table-row table:style-name="ro1">
          <table:table-cell office:value-type="string" calcext:value-type="string">
            <text:p>2018-04-16</text:p>
          </table:table-cell>
          <table:table-cell office:value-type="float" office:value="781.120972" calcext:value-type="float">
            <text:p>781.120972</text:p>
          </table:table-cell>
          <table:table-cell office:value-type="float" office:value="1250.51001" calcext:value-type="float">
            <text:p>1250.51001</text:p>
          </table:table-cell>
          <table:table-cell office:value-type="float" office:value="745.731018" calcext:value-type="float">
            <text:p>745.731018</text:p>
          </table:table-cell>
          <table:table-cell table:number-columns-repeated="2" office:value-type="float" office:value="1201.219971" calcext:value-type="float">
            <text:p>1201.219971</text:p>
          </table:table-cell>
          <table:table-cell office:value-type="float" office:value="5075158016" calcext:value-type="float">
            <text:p>5075158016</text:p>
          </table:table-cell>
        </table:table-row>
        <table:table-row table:style-name="ro1">
          <table:table-cell office:value-type="string" calcext:value-type="string">
            <text:p>2018-04-23</text:p>
          </table:table-cell>
          <table:table-cell office:value-type="float" office:value="1194.709961" calcext:value-type="float">
            <text:p>1194.709961</text:p>
          </table:table-cell>
          <table:table-cell office:value-type="float" office:value="1560.939941" calcext:value-type="float">
            <text:p>1560.939941</text:p>
          </table:table-cell>
          <table:table-cell office:value-type="float" office:value="1194.709961" calcext:value-type="float">
            <text:p>1194.709961</text:p>
          </table:table-cell>
          <table:table-cell table:number-columns-repeated="2" office:value-type="float" office:value="1440.300049" calcext:value-type="float">
            <text:p>1440.300049</text:p>
          </table:table-cell>
          <table:table-cell office:value-type="float" office:value="9864635008" calcext:value-type="float">
            <text:p>9864635008</text:p>
          </table:table-cell>
        </table:table-row>
        <table:table-row table:style-name="ro1">
          <table:table-cell office:value-type="string" calcext:value-type="string">
            <text:p>2018-04-30</text:p>
          </table:table-cell>
          <table:table-cell office:value-type="float" office:value="1440.959961" calcext:value-type="float">
            <text:p>1440.959961</text:p>
          </table:table-cell>
          <table:table-cell office:value-type="float" office:value="1838.48999" calcext:value-type="float">
            <text:p>1838.48999</text:p>
          </table:table-cell>
          <table:table-cell office:value-type="float" office:value="1261.599976" calcext:value-type="float">
            <text:p>1261.599976</text:p>
          </table:table-cell>
          <table:table-cell table:number-columns-repeated="2" office:value-type="float" office:value="1765.689941" calcext:value-type="float">
            <text:p>1765.689941</text:p>
          </table:table-cell>
          <table:table-cell office:value-type="float" office:value="8547091968" calcext:value-type="float">
            <text:p>8547091968</text:p>
          </table:table-cell>
        </table:table-row>
        <table:table-row table:style-name="ro1">
          <table:table-cell office:value-type="string" calcext:value-type="string">
            <text:p>2018-05-07</text:p>
          </table:table-cell>
          <table:table-cell office:value-type="float" office:value="1766.660034" calcext:value-type="float">
            <text:p>1766.660034</text:p>
          </table:table-cell>
          <table:table-cell office:value-type="float" office:value="1781.469971" calcext:value-type="float">
            <text:p>1781.469971</text:p>
          </table:table-cell>
          <table:table-cell office:value-type="float" office:value="1284.439941" calcext:value-type="float">
            <text:p>1284.439941</text:p>
          </table:table-cell>
          <table:table-cell table:number-columns-repeated="2" office:value-type="float" office:value="1493.119995" calcext:value-type="float">
            <text:p>1493.119995</text:p>
          </table:table-cell>
          <table:table-cell office:value-type="float" office:value="8707967936" calcext:value-type="float">
            <text:p>8707967936</text:p>
          </table:table-cell>
        </table:table-row>
        <table:table-row table:style-name="ro1">
          <table:table-cell office:value-type="string" calcext:value-type="string">
            <text:p>2018-05-14</text:p>
          </table:table-cell>
          <table:table-cell office:value-type="float" office:value="1489.329956" calcext:value-type="float">
            <text:p>1489.329956</text:p>
          </table:table-cell>
          <table:table-cell office:value-type="float" office:value="1501.640015" calcext:value-type="float">
            <text:p>1501.640015</text:p>
          </table:table-cell>
          <table:table-cell office:value-type="float" office:value="1143.119995" calcext:value-type="float">
            <text:p>1143.119995</text:p>
          </table:table-cell>
          <table:table-cell table:number-columns-repeated="2" office:value-type="float" office:value="1291.77002" calcext:value-type="float">
            <text:p>1291.77002</text:p>
          </table:table-cell>
          <table:table-cell office:value-type="float" office:value="6093820992" calcext:value-type="float">
            <text:p>6093820992</text:p>
          </table:table-cell>
        </table:table-row>
        <table:table-row table:style-name="ro1">
          <table:table-cell office:value-type="string" calcext:value-type="string">
            <text:p>2018-05-21</text:p>
          </table:table-cell>
          <table:table-cell office:value-type="float" office:value="1296.030029" calcext:value-type="float">
            <text:p>1296.030029</text:p>
          </table:table-cell>
          <table:table-cell office:value-type="float" office:value="1301.550049" calcext:value-type="float">
            <text:p>1301.550049</text:p>
          </table:table-cell>
          <table:table-cell office:value-type="float" office:value="958.815979" calcext:value-type="float">
            <text:p>958.815979</text:p>
          </table:table-cell>
          <table:table-cell table:number-columns-repeated="2" office:value-type="float" office:value="996.924011" calcext:value-type="float">
            <text:p>996.924011</text:p>
          </table:table-cell>
          <table:table-cell office:value-type="float" office:value="4514296896" calcext:value-type="float">
            <text:p>4514296896</text:p>
          </table:table-cell>
        </table:table-row>
        <table:table-row table:style-name="ro1">
          <table:table-cell office:value-type="string" calcext:value-type="string">
            <text:p>2018-05-28</text:p>
          </table:table-cell>
          <table:table-cell office:value-type="float" office:value="996.64801" calcext:value-type="float">
            <text:p>996.64801</text:p>
          </table:table-cell>
          <table:table-cell office:value-type="float" office:value="1190.569946" calcext:value-type="float">
            <text:p>1190.569946</text:p>
          </table:table-cell>
          <table:table-cell office:value-type="float" office:value="880.88501" calcext:value-type="float">
            <text:p>880.88501</text:p>
          </table:table-cell>
          <table:table-cell table:number-columns-repeated="2" office:value-type="float" office:value="1170.400024" calcext:value-type="float">
            <text:p>1170.400024</text:p>
          </table:table-cell>
          <table:table-cell office:value-type="float" office:value="4621448064" calcext:value-type="float">
            <text:p>4621448064</text:p>
          </table:table-cell>
        </table:table-row>
        <table:table-row table:style-name="ro1">
          <table:table-cell office:value-type="string" calcext:value-type="string">
            <text:p>2018-06-04</text:p>
          </table:table-cell>
          <table:table-cell office:value-type="float" office:value="1170.780029" calcext:value-type="float">
            <text:p>1170.780029</text:p>
          </table:table-cell>
          <table:table-cell office:value-type="float" office:value="1206.530029" calcext:value-type="float">
            <text:p>1206.530029</text:p>
          </table:table-cell>
          <table:table-cell office:value-type="float" office:value="909.606995" calcext:value-type="float">
            <text:p>909.606995</text:p>
          </table:table-cell>
          <table:table-cell table:number-columns-repeated="2" office:value-type="float" office:value="939.546021" calcext:value-type="float">
            <text:p>939.546021</text:p>
          </table:table-cell>
          <table:table-cell office:value-type="float" office:value="4476456992" calcext:value-type="float">
            <text:p>4476456992</text:p>
          </table:table-cell>
        </table:table-row>
        <table:table-row table:style-name="ro1">
          <table:table-cell office:value-type="string" calcext:value-type="string">
            <text:p>2018-06-11</text:p>
          </table:table-cell>
          <table:table-cell office:value-type="float" office:value="937.632019" calcext:value-type="float">
            <text:p>937.632019</text:p>
          </table:table-cell>
          <table:table-cell office:value-type="float" office:value="975.833008" calcext:value-type="float">
            <text:p>975.833008</text:p>
          </table:table-cell>
          <table:table-cell office:value-type="float" office:value="818.619995" calcext:value-type="float">
            <text:p>818.619995</text:p>
          </table:table-cell>
          <table:table-cell table:number-columns-repeated="2" office:value-type="float" office:value="852.10199" calcext:value-type="float">
            <text:p>852.10199</text:p>
          </table:table-cell>
          <table:table-cell office:value-type="float" office:value="3186080960" calcext:value-type="float">
            <text:p>3186080960</text:p>
          </table:table-cell>
        </table:table-row>
        <table:table-row table:style-name="ro1">
          <table:table-cell office:value-type="string" calcext:value-type="string">
            <text:p>2018-06-18</text:p>
          </table:table-cell>
          <table:table-cell office:value-type="float" office:value="849.807007" calcext:value-type="float">
            <text:p>849.807007</text:p>
          </table:table-cell>
          <table:table-cell office:value-type="float" office:value="918.198975" calcext:value-type="float">
            <text:p>918.198975</text:p>
          </table:table-cell>
          <table:table-cell office:value-type="float" office:value="676.942993" calcext:value-type="float">
            <text:p>676.942993</text:p>
          </table:table-cell>
          <table:table-cell table:number-columns-repeated="2" office:value-type="float" office:value="749.36499" calcext:value-type="float">
            <text:p>749.36499</text:p>
          </table:table-cell>
          <table:table-cell office:value-type="float" office:value="3198615008" calcext:value-type="float">
            <text:p>3198615008</text:p>
          </table:table-cell>
        </table:table-row>
        <table:table-row table:style-name="ro1">
          <table:table-cell office:value-type="string" calcext:value-type="string">
            <text:p>2018-06-25</text:p>
          </table:table-cell>
          <table:table-cell office:value-type="float" office:value="748.625" calcext:value-type="float">
            <text:p>748.625</text:p>
          </table:table-cell>
          <table:table-cell office:value-type="float" office:value="774.648987" calcext:value-type="float">
            <text:p>774.648987</text:p>
          </table:table-cell>
          <table:table-cell office:value-type="float" office:value="651.211975" calcext:value-type="float">
            <text:p>651.211975</text:p>
          </table:table-cell>
          <table:table-cell table:number-columns-repeated="2" office:value-type="float" office:value="739.424988" calcext:value-type="float">
            <text:p>739.424988</text:p>
          </table:table-cell>
          <table:table-cell office:value-type="float" office:value="3021522016" calcext:value-type="float">
            <text:p>3021522016</text:p>
          </table:table-cell>
        </table:table-row>
        <table:table-row table:style-name="ro1">
          <table:table-cell office:value-type="string" calcext:value-type="string">
            <text:p>2018-07-02</text:p>
          </table:table-cell>
          <table:table-cell office:value-type="float" office:value="739.245972" calcext:value-type="float">
            <text:p>739.245972</text:p>
          </table:table-cell>
          <table:table-cell office:value-type="float" office:value="819.372009" calcext:value-type="float">
            <text:p>819.372009</text:p>
          </table:table-cell>
          <table:table-cell office:value-type="float" office:value="705.106995" calcext:value-type="float">
            <text:p>705.106995</text:p>
          </table:table-cell>
          <table:table-cell table:number-columns-repeated="2" office:value-type="float" office:value="751.35199" calcext:value-type="float">
            <text:p>751.35199</text:p>
          </table:table-cell>
          <table:table-cell office:value-type="float" office:value="3260852032" calcext:value-type="float">
            <text:p>3260852032</text:p>
          </table:table-cell>
        </table:table-row>
        <table:table-row table:style-name="ro1">
          <table:table-cell office:value-type="string" calcext:value-type="string">
            <text:p>2018-07-09</text:p>
          </table:table-cell>
          <table:table-cell office:value-type="float" office:value="751.56897" calcext:value-type="float">
            <text:p>751.56897</text:p>
          </table:table-cell>
          <table:table-cell office:value-type="float" office:value="757.370972" calcext:value-type="float">
            <text:p>757.370972</text:p>
          </table:table-cell>
          <table:table-cell office:value-type="float" office:value="669.520996" calcext:value-type="float">
            <text:p>669.520996</text:p>
          </table:table-cell>
          <table:table-cell table:number-columns-repeated="2" office:value-type="float" office:value="722.973999" calcext:value-type="float">
            <text:p>722.973999</text:p>
          </table:table-cell>
          <table:table-cell office:value-type="float" office:value="2317927008" calcext:value-type="float">
            <text:p>2317927008</text:p>
          </table:table-cell>
        </table:table-row>
        <table:table-row table:style-name="ro1">
          <table:table-cell office:value-type="string" calcext:value-type="string">
            <text:p>2018-07-16</text:p>
          </table:table-cell>
          <table:table-cell office:value-type="float" office:value="724.478027" calcext:value-type="float">
            <text:p>724.478027</text:p>
          </table:table-cell>
          <table:table-cell office:value-type="float" office:value="880.984985" calcext:value-type="float">
            <text:p>880.984985</text:p>
          </table:table-cell>
          <table:table-cell office:value-type="float" office:value="718.945007" calcext:value-type="float">
            <text:p>718.945007</text:p>
          </table:table-cell>
          <table:table-cell table:number-columns-repeated="2" office:value-type="float" office:value="788.666016" calcext:value-type="float">
            <text:p>788.666016</text:p>
          </table:table-cell>
          <table:table-cell office:value-type="float" office:value="4346460960" calcext:value-type="float">
            <text:p>4346460960</text:p>
          </table:table-cell>
        </table:table-row>
        <table:table-row table:style-name="ro1">
          <table:table-cell office:value-type="string" calcext:value-type="string">
            <text:p>2018-07-23</text:p>
          </table:table-cell>
          <table:table-cell office:value-type="float" office:value="789.689026" calcext:value-type="float">
            <text:p>789.689026</text:p>
          </table:table-cell>
          <table:table-cell office:value-type="float" office:value="871.469971" calcext:value-type="float">
            <text:p>871.469971</text:p>
          </table:table-cell>
          <table:table-cell office:value-type="float" office:value="778.651001" calcext:value-type="float">
            <text:p>778.651001</text:p>
          </table:table-cell>
          <table:table-cell table:number-columns-repeated="2" office:value-type="float" office:value="828.979004" calcext:value-type="float">
            <text:p>828.979004</text:p>
          </table:table-cell>
          <table:table-cell office:value-type="float" office:value="4484588000" calcext:value-type="float">
            <text:p>4484588000</text:p>
          </table:table-cell>
        </table:table-row>
        <table:table-row table:style-name="ro1">
          <table:table-cell office:value-type="string" calcext:value-type="string">
            <text:p>2018-07-30</text:p>
          </table:table-cell>
          <table:table-cell office:value-type="float" office:value="828.546997" calcext:value-type="float">
            <text:p>828.546997</text:p>
          </table:table-cell>
          <table:table-cell office:value-type="float" office:value="829.86499" calcext:value-type="float">
            <text:p>829.86499</text:p>
          </table:table-cell>
          <table:table-cell office:value-type="float" office:value="687.862" calcext:value-type="float">
            <text:p>687.862</text:p>
          </table:table-cell>
          <table:table-cell table:number-columns-repeated="2" office:value-type="float" office:value="709.218994" calcext:value-type="float">
            <text:p>709.218994</text:p>
          </table:table-cell>
          <table:table-cell office:value-type="float" office:value="2878314000" calcext:value-type="float">
            <text:p>2878314000</text:p>
          </table:table-cell>
        </table:table-row>
        <table:table-row table:style-name="ro1">
          <table:table-cell office:value-type="string" calcext:value-type="string">
            <text:p>2018-08-06</text:p>
          </table:table-cell>
          <table:table-cell office:value-type="float" office:value="711.012024" calcext:value-type="float">
            <text:p>711.012024</text:p>
          </table:table-cell>
          <table:table-cell office:value-type="float" office:value="718.651001" calcext:value-type="float">
            <text:p>718.651001</text:p>
          </table:table-cell>
          <table:table-cell office:value-type="float" office:value="548.476013" calcext:value-type="float">
            <text:p>548.476013</text:p>
          </table:table-cell>
          <table:table-cell table:number-columns-repeated="2" office:value-type="float" office:value="570.958984" calcext:value-type="float">
            <text:p>570.958984</text:p>
          </table:table-cell>
          <table:table-cell office:value-type="float" office:value="2511226000" calcext:value-type="float">
            <text:p>2511226000</text:p>
          </table:table-cell>
        </table:table-row>
        <table:table-row table:style-name="ro1">
          <table:table-cell office:value-type="string" calcext:value-type="string">
            <text:p>2018-08-13</text:p>
          </table:table-cell>
          <table:table-cell office:value-type="float" office:value="571.02301" calcext:value-type="float">
            <text:p>571.02301</text:p>
          </table:table-cell>
          <table:table-cell office:value-type="float" office:value="606.922974" calcext:value-type="float">
            <text:p>606.922974</text:p>
          </table:table-cell>
          <table:table-cell office:value-type="float" office:value="481.433014" calcext:value-type="float">
            <text:p>481.433014</text:p>
          </table:table-cell>
          <table:table-cell table:number-columns-repeated="2" office:value-type="float" office:value="569.926025" calcext:value-type="float">
            <text:p>569.926025</text:p>
          </table:table-cell>
          <table:table-cell office:value-type="float" office:value="2840795000" calcext:value-type="float">
            <text:p>2840795000</text:p>
          </table:table-cell>
        </table:table-row>
        <table:table-row table:style-name="ro1">
          <table:table-cell office:value-type="string" calcext:value-type="string">
            <text:p>2018-08-20</text:p>
          </table:table-cell>
          <table:table-cell office:value-type="float" office:value="570.112976" calcext:value-type="float">
            <text:p>570.112976</text:p>
          </table:table-cell>
          <table:table-cell office:value-type="float" office:value="575.633972" calcext:value-type="float">
            <text:p>575.633972</text:p>
          </table:table-cell>
          <table:table-cell office:value-type="float" office:value="512.112976" calcext:value-type="float">
            <text:p>512.112976</text:p>
          </table:table-cell>
          <table:table-cell table:number-columns-repeated="2" office:value-type="float" office:value="522.883972" calcext:value-type="float">
            <text:p>522.883972</text:p>
          </table:table-cell>
          <table:table-cell office:value-type="float" office:value="2113929000" calcext:value-type="float">
            <text:p>2113929000</text:p>
          </table:table-cell>
        </table:table-row>
        <table:table-row table:style-name="ro1">
          <table:table-cell office:value-type="string" calcext:value-type="string">
            <text:p>2018-08-27</text:p>
          </table:table-cell>
          <table:table-cell office:value-type="float" office:value="523.017029" calcext:value-type="float">
            <text:p>523.017029</text:p>
          </table:table-cell>
          <table:table-cell office:value-type="float" office:value="653.689026" calcext:value-type="float">
            <text:p>653.689026</text:p>
          </table:table-cell>
          <table:table-cell office:value-type="float" office:value="520.09198" calcext:value-type="float">
            <text:p>520.09198</text:p>
          </table:table-cell>
          <table:table-cell table:number-columns-repeated="2" office:value-type="float" office:value="645.880005" calcext:value-type="float">
            <text:p>645.880005</text:p>
          </table:table-cell>
          <table:table-cell office:value-type="float" office:value="2740358000" calcext:value-type="float">
            <text:p>2740358000</text:p>
          </table:table-cell>
        </table:table-row>
        <table:table-row table:style-name="ro1">
          <table:table-cell office:value-type="string" calcext:value-type="string">
            <text:p>2018-09-03</text:p>
          </table:table-cell>
          <table:table-cell office:value-type="float" office:value="648.328003" calcext:value-type="float">
            <text:p>648.328003</text:p>
          </table:table-cell>
          <table:table-cell office:value-type="float" office:value="650.689026" calcext:value-type="float">
            <text:p>650.689026</text:p>
          </table:table-cell>
          <table:table-cell office:value-type="float" office:value="466.302002" calcext:value-type="float">
            <text:p>466.302002</text:p>
          </table:table-cell>
          <table:table-cell table:number-columns-repeated="2" office:value-type="float" office:value="481.184998" calcext:value-type="float">
            <text:p>481.184998</text:p>
          </table:table-cell>
          <table:table-cell office:value-type="float" office:value="2712626000" calcext:value-type="float">
            <text:p>2712626000</text:p>
          </table:table-cell>
        </table:table-row>
        <table:table-row table:style-name="ro1">
          <table:table-cell office:value-type="string" calcext:value-type="string">
            <text:p>2018-09-10</text:p>
          </table:table-cell>
          <table:table-cell office:value-type="float" office:value="484.218994" calcext:value-type="float">
            <text:p>484.218994</text:p>
          </table:table-cell>
          <table:table-cell office:value-type="float" office:value="486.981995" calcext:value-type="float">
            <text:p>486.981995</text:p>
          </table:table-cell>
          <table:table-cell office:value-type="float" office:value="414.464996" calcext:value-type="float">
            <text:p>414.464996</text:p>
          </table:table-cell>
          <table:table-cell table:number-columns-repeated="2" office:value-type="float" office:value="449.160004" calcext:value-type="float">
            <text:p>449.160004</text:p>
          </table:table-cell>
          <table:table-cell office:value-type="float" office:value="2236748000" calcext:value-type="float">
            <text:p>2236748000</text:p>
          </table:table-cell>
        </table:table-row>
        <table:table-row table:style-name="ro1">
          <table:table-cell office:value-type="string" calcext:value-type="string">
            <text:p>2018-09-17</text:p>
          </table:table-cell>
          <table:table-cell office:value-type="float" office:value="450.377991" calcext:value-type="float">
            <text:p>450.377991</text:p>
          </table:table-cell>
          <table:table-cell office:value-type="float" office:value="506.442993" calcext:value-type="float">
            <text:p>506.442993</text:p>
          </table:table-cell>
          <table:table-cell office:value-type="float" office:value="413.039001" calcext:value-type="float">
            <text:p>413.039001</text:p>
          </table:table-cell>
          <table:table-cell table:number-columns-repeated="2" office:value-type="float" office:value="488.647003" calcext:value-type="float">
            <text:p>488.647003</text:p>
          </table:table-cell>
          <table:table-cell office:value-type="float" office:value="2797429000" calcext:value-type="float">
            <text:p>2797429000</text:p>
          </table:table-cell>
        </table:table-row>
        <table:table-row table:style-name="ro1">
          <table:table-cell office:value-type="string" calcext:value-type="string">
            <text:p>2018-09-24</text:p>
          </table:table-cell>
          <table:table-cell office:value-type="float" office:value="487.915009" calcext:value-type="float">
            <text:p>487.915009</text:p>
          </table:table-cell>
          <table:table-cell office:value-type="float" office:value="585.361023" calcext:value-type="float">
            <text:p>585.361023</text:p>
          </table:table-cell>
          <table:table-cell office:value-type="float" office:value="428.906006" calcext:value-type="float">
            <text:p>428.906006</text:p>
          </table:table-cell>
          <table:table-cell table:number-columns-repeated="2" office:value-type="float" office:value="529.924988" calcext:value-type="float">
            <text:p>529.924988</text:p>
          </table:table-cell>
          <table:table-cell office:value-type="float" office:value="4471985000" calcext:value-type="float">
            <text:p>4471985000</text:p>
          </table:table-cell>
        </table:table-row>
        <table:table-row table:style-name="ro1">
          <table:table-cell office:value-type="string" calcext:value-type="string">
            <text:p>2018-10-01</text:p>
          </table:table-cell>
          <table:table-cell office:value-type="float" office:value="531.638" calcext:value-type="float">
            <text:p>531.638</text:p>
          </table:table-cell>
          <table:table-cell office:value-type="float" office:value="547.491028" calcext:value-type="float">
            <text:p>547.491028</text:p>
          </table:table-cell>
          <table:table-cell office:value-type="float" office:value="502.540009" calcext:value-type="float">
            <text:p>502.540009</text:p>
          </table:table-cell>
          <table:table-cell table:number-columns-repeated="2" office:value-type="float" office:value="517.468018" calcext:value-type="float">
            <text:p>517.468018</text:p>
          </table:table-cell>
          <table:table-cell office:value-type="float" office:value="3124818000" calcext:value-type="float">
            <text:p>312481800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float" office:value="518.710022" calcext:value-type="float">
            <text:p>518.710022</text:p>
          </table:table-cell>
          <table:table-cell office:value-type="float" office:value="530.916016" calcext:value-type="float">
            <text:p>530.916016</text:p>
          </table:table-cell>
          <table:table-cell office:value-type="float" office:value="429.386993" calcext:value-type="float">
            <text:p>429.386993</text:p>
          </table:table-cell>
          <table:table-cell table:number-columns-repeated="2" office:value-type="float" office:value="439.234009" calcext:value-type="float">
            <text:p>439.234009</text:p>
          </table:table-cell>
          <table:table-cell office:value-type="float" office:value="2404821000" calcext:value-type="float">
            <text:p>2404821000</text:p>
          </table:table-cell>
        </table:table-row>
        <table:table-row table:style-name="ro1">
          <table:table-cell office:value-type="string" calcext:value-type="string">
            <text:p>2018-10-15</text:p>
          </table:table-cell>
          <table:table-cell office:value-type="float" office:value="438.649994" calcext:value-type="float">
            <text:p>438.649994</text:p>
          </table:table-cell>
          <table:table-cell office:value-type="float" office:value="487.210999" calcext:value-type="float">
            <text:p>487.210999</text:p>
          </table:table-cell>
          <table:table-cell office:value-type="float" office:value="432.924988" calcext:value-type="float">
            <text:p>432.924988</text:p>
          </table:table-cell>
          <table:table-cell table:number-columns-repeated="2" office:value-type="float" office:value="447.851013" calcext:value-type="float">
            <text:p>447.851013</text:p>
          </table:table-cell>
          <table:table-cell office:value-type="float" office:value="2360537000" calcext:value-type="float">
            <text:p>2360537000</text:p>
          </table:table-cell>
        </table:table-row>
        <table:table-row table:style-name="ro1">
          <table:table-cell office:value-type="string" calcext:value-type="string">
            <text:p>2018-10-22</text:p>
          </table:table-cell>
          <table:table-cell office:value-type="float" office:value="447.187012" calcext:value-type="float">
            <text:p>447.187012</text:p>
          </table:table-cell>
          <table:table-cell office:value-type="float" office:value="452.528015" calcext:value-type="float">
            <text:p>452.528015</text:p>
          </table:table-cell>
          <table:table-cell office:value-type="float" office:value="435.834015" calcext:value-type="float">
            <text:p>435.834015</text:p>
          </table:table-cell>
          <table:table-cell table:number-columns-repeated="2" office:value-type="float" office:value="441.084015" calcext:value-type="float">
            <text:p>441.084015</text:p>
          </table:table-cell>
          <table:table-cell office:value-type="float" office:value="1722023000" calcext:value-type="float">
            <text:p>1722023000</text:p>
          </table:table-cell>
        </table:table-row>
        <table:table-row table:style-name="ro1">
          <table:table-cell office:value-type="string" calcext:value-type="string">
            <text:p>2018-10-29</text:p>
          </table:table-cell>
          <table:table-cell office:value-type="float" office:value="440.207001" calcext:value-type="float">
            <text:p>440.207001</text:p>
          </table:table-cell>
          <table:table-cell office:value-type="float" office:value="586.041016" calcext:value-type="float">
            <text:p>586.041016</text:p>
          </table:table-cell>
          <table:table-cell office:value-type="float" office:value="411.519989" calcext:value-type="float">
            <text:p>411.519989</text:p>
          </table:table-cell>
          <table:table-cell table:number-columns-repeated="2" office:value-type="float" office:value="560.182983" calcext:value-type="float">
            <text:p>560.182983</text:p>
          </table:table-cell>
          <table:table-cell office:value-type="float" office:value="3500814000" calcext:value-type="float">
            <text:p>3500814000</text:p>
          </table:table-cell>
        </table:table-row>
        <table:table-row table:style-name="ro1">
          <table:table-cell office:value-type="string" calcext:value-type="string">
            <text:p>2018-11-05</text:p>
          </table:table-cell>
          <table:table-cell office:value-type="float" office:value="557.716003" calcext:value-type="float">
            <text:p>557.716003</text:p>
          </table:table-cell>
          <table:table-cell office:value-type="float" office:value="638.552002" calcext:value-type="float">
            <text:p>638.552002</text:p>
          </table:table-cell>
          <table:table-cell office:value-type="float" office:value="517.656006" calcext:value-type="float">
            <text:p>517.656006</text:p>
          </table:table-cell>
          <table:table-cell table:number-columns-repeated="2" office:value-type="float" office:value="533.341003" calcext:value-type="float">
            <text:p>533.341003</text:p>
          </table:table-cell>
          <table:table-cell office:value-type="float" office:value="5837161000" calcext:value-type="float">
            <text:p>5837161000</text:p>
          </table:table-cell>
        </table:table-row>
        <table:table-row table:style-name="ro1">
          <table:table-cell office:value-type="string" calcext:value-type="string">
            <text:p>2018-11-12</text:p>
          </table:table-cell>
          <table:table-cell office:value-type="float" office:value="533.567993" calcext:value-type="float">
            <text:p>533.567993</text:p>
          </table:table-cell>
          <table:table-cell office:value-type="float" office:value="542.677002" calcext:value-type="float">
            <text:p>542.677002</text:p>
          </table:table-cell>
          <table:table-cell office:value-type="float" office:value="380.023987" calcext:value-type="float">
            <text:p>380.023987</text:p>
          </table:table-cell>
          <table:table-cell table:number-columns-repeated="2" office:value-type="float" office:value="386.252014" calcext:value-type="float">
            <text:p>386.252014</text:p>
          </table:table-cell>
          <table:table-cell office:value-type="float" office:value="5204654000" calcext:value-type="float">
            <text:p>5204654000</text:p>
          </table:table-cell>
        </table:table-row>
        <table:table-row table:style-name="ro1">
          <table:table-cell office:value-type="string" calcext:value-type="string">
            <text:p>2018-11-19</text:p>
          </table:table-cell>
          <table:table-cell office:value-type="float" office:value="383.628998" calcext:value-type="float">
            <text:p>383.628998</text:p>
          </table:table-cell>
          <table:table-cell office:value-type="float" office:value="415.148987" calcext:value-type="float">
            <text:p>415.148987</text:p>
          </table:table-cell>
          <table:table-cell office:value-type="float" office:value="154.279999" calcext:value-type="float">
            <text:p>154.279999</text:p>
          </table:table-cell>
          <table:table-cell table:number-columns-repeated="2" office:value-type="float" office:value="184.584" calcext:value-type="float">
            <text:p>184.584</text:p>
          </table:table-cell>
          <table:table-cell office:value-type="float" office:value="757714600" calcext:value-type="float">
            <text:p>757714600</text:p>
          </table:table-cell>
        </table:table-row>
        <table:table-row table:style-name="ro1">
          <table:table-cell office:value-type="string" calcext:value-type="string">
            <text:p>2018-11-26</text:p>
          </table:table-cell>
          <table:table-cell office:value-type="float" office:value="184.828995" calcext:value-type="float">
            <text:p>184.828995</text:p>
          </table:table-cell>
          <table:table-cell office:value-type="float" office:value="215.768997" calcext:value-type="float">
            <text:p>215.768997</text:p>
          </table:table-cell>
          <table:table-cell office:value-type="float" office:value="167.844238" calcext:value-type="float">
            <text:p>167.844238</text:p>
          </table:table-cell>
          <table:table-cell table:number-columns-repeated="2" office:value-type="float" office:value="172.113403" calcext:value-type="float">
            <text:p>172.113403</text:p>
          </table:table-cell>
          <table:table-cell office:value-type="float" office:value="874087143" calcext:value-type="float">
            <text:p>874087143</text:p>
          </table:table-cell>
        </table:table-row>
        <table:table-row table:style-name="ro1">
          <table:table-cell office:value-type="string" calcext:value-type="string">
            <text:p>2018-12-03</text:p>
          </table:table-cell>
          <table:table-cell office:value-type="float" office:value="172.315323" calcext:value-type="float">
            <text:p>172.315323</text:p>
          </table:table-cell>
          <table:table-cell office:value-type="float" office:value="172.613815" calcext:value-type="float">
            <text:p>172.613815</text:p>
          </table:table-cell>
          <table:table-cell office:value-type="float" office:value="97.61805" calcext:value-type="float">
            <text:p>97.61805</text:p>
          </table:table-cell>
          <table:table-cell table:number-columns-repeated="2" office:value-type="float" office:value="109.61795" calcext:value-type="float">
            <text:p>109.61795</text:p>
          </table:table-cell>
          <table:table-cell office:value-type="float" office:value="806338650" calcext:value-type="float">
            <text:p>806338650</text:p>
          </table:table-cell>
        </table:table-row>
        <table:table-row table:style-name="ro1">
          <table:table-cell office:value-type="string" calcext:value-type="string">
            <text:p>2018-12-10</text:p>
          </table:table-cell>
          <table:table-cell office:value-type="float" office:value="109.599854" calcext:value-type="float">
            <text:p>109.599854</text:p>
          </table:table-cell>
          <table:table-cell office:value-type="float" office:value="110.958115" calcext:value-type="float">
            <text:p>110.958115</text:p>
          </table:table-cell>
          <table:table-cell office:value-type="float" office:value="75.075317" calcext:value-type="float">
            <text:p>75.075317</text:p>
          </table:table-cell>
          <table:table-cell table:number-columns-repeated="2" office:value-type="float" office:value="81.639008" calcext:value-type="float">
            <text:p>81.639008</text:p>
          </table:table-cell>
          <table:table-cell office:value-type="float" office:value="533144153" calcext:value-type="float">
            <text:p>533144153</text:p>
          </table:table-cell>
        </table:table-row>
        <table:table-row table:style-name="ro1">
          <table:table-cell office:value-type="string" calcext:value-type="string">
            <text:p>2018-12-17</text:p>
          </table:table-cell>
          <table:table-cell office:value-type="float" office:value="81.532066" calcext:value-type="float">
            <text:p>81.532066</text:p>
          </table:table-cell>
          <table:table-cell office:value-type="float" office:value="229.012741" calcext:value-type="float">
            <text:p>229.012741</text:p>
          </table:table-cell>
          <table:table-cell office:value-type="float" office:value="81.40123" calcext:value-type="float">
            <text:p>81.40123</text:p>
          </table:table-cell>
          <table:table-cell table:number-columns-repeated="2" office:value-type="float" office:value="197.662811" calcext:value-type="float">
            <text:p>197.662811</text:p>
          </table:table-cell>
          <table:table-cell office:value-type="float" office:value="5204203513" calcext:value-type="float">
            <text:p>5204203513</text:p>
          </table:table-cell>
        </table:table-row>
        <table:table-row table:style-name="ro1">
          <table:table-cell office:value-type="string" calcext:value-type="string">
            <text:p>2018-12-24</text:p>
          </table:table-cell>
          <table:table-cell office:value-type="float" office:value="200.034058" calcext:value-type="float">
            <text:p>200.034058</text:p>
          </table:table-cell>
          <table:table-cell office:value-type="float" office:value="213.715332" calcext:value-type="float">
            <text:p>213.715332</text:p>
          </table:table-cell>
          <table:table-cell office:value-type="float" office:value="144.174225" calcext:value-type="float">
            <text:p>144.174225</text:p>
          </table:table-cell>
          <table:table-cell table:number-columns-repeated="2" office:value-type="float" office:value="163.622131" calcext:value-type="float">
            <text:p>163.622131</text:p>
          </table:table-cell>
          <table:table-cell office:value-type="float" office:value="3139311089" calcext:value-type="float">
            <text:p>3139311089</text:p>
          </table:table-cell>
        </table:table-row>
        <table:table-row table:style-name="ro1">
          <table:table-cell office:value-type="string" calcext:value-type="string">
            <text:p>2018-12-31</text:p>
          </table:table-cell>
          <table:table-cell office:value-type="float" office:value="163.521881" calcext:value-type="float">
            <text:p>163.521881</text:p>
          </table:table-cell>
          <table:table-cell office:value-type="float" office:value="175.464142" calcext:value-type="float">
            <text:p>175.464142</text:p>
          </table:table-cell>
          <table:table-cell office:value-type="float" office:value="148.96167" calcext:value-type="float">
            <text:p>148.96167</text:p>
          </table:table-cell>
          <table:table-cell table:number-columns-repeated="2" office:value-type="float" office:value="166.841187" calcext:value-type="float">
            <text:p>166.841187</text:p>
          </table:table-cell>
          <table:table-cell office:value-type="float" office:value="1619062475" calcext:value-type="float">
            <text:p>1619062475</text:p>
          </table:table-cell>
        </table:table-row>
        <table:table-row table:style-name="ro1">
          <table:table-cell office:value-type="string" calcext:value-type="string">
            <text:p>2019-01-07</text:p>
          </table:table-cell>
          <table:table-cell office:value-type="float" office:value="166.847" calcext:value-type="float">
            <text:p>166.847</text:p>
          </table:table-cell>
          <table:table-cell office:value-type="float" office:value="168.329285" calcext:value-type="float">
            <text:p>168.329285</text:p>
          </table:table-cell>
          <table:table-cell office:value-type="float" office:value="123.871117" calcext:value-type="float">
            <text:p>123.871117</text:p>
          </table:table-cell>
          <table:table-cell table:number-columns-repeated="2" office:value-type="float" office:value="126.349815" calcext:value-type="float">
            <text:p>126.349815</text:p>
          </table:table-cell>
          <table:table-cell office:value-type="float" office:value="1500151209" calcext:value-type="float">
            <text:p>1500151209</text:p>
          </table:table-cell>
        </table:table-row>
        <table:table-row table:style-name="ro1">
          <table:table-cell office:value-type="string" calcext:value-type="string">
            <text:p>2019-01-14</text:p>
          </table:table-cell>
          <table:table-cell office:value-type="float" office:value="126.482719" calcext:value-type="float">
            <text:p>126.482719</text:p>
          </table:table-cell>
          <table:table-cell office:value-type="float" office:value="136.958786" calcext:value-type="float">
            <text:p>136.958786</text:p>
          </table:table-cell>
          <table:table-cell office:value-type="float" office:value="122.71904" calcext:value-type="float">
            <text:p>122.71904</text:p>
          </table:table-cell>
          <table:table-cell table:number-columns-repeated="2" office:value-type="float" office:value="123.886467" calcext:value-type="float">
            <text:p>123.886467</text:p>
          </table:table-cell>
          <table:table-cell office:value-type="float" office:value="1413628033" calcext:value-type="float">
            <text:p>1413628033</text:p>
          </table:table-cell>
        </table:table-row>
        <table:table-row table:style-name="ro1">
          <table:table-cell office:value-type="string" calcext:value-type="string">
            <text:p>2019-01-21</text:p>
          </table:table-cell>
          <table:table-cell office:value-type="float" office:value="123.920181" calcext:value-type="float">
            <text:p>123.920181</text:p>
          </table:table-cell>
          <table:table-cell office:value-type="float" office:value="134.704498" calcext:value-type="float">
            <text:p>134.704498</text:p>
          </table:table-cell>
          <table:table-cell office:value-type="float" office:value="118.813004" calcext:value-type="float">
            <text:p>118.813004</text:p>
          </table:table-cell>
          <table:table-cell table:number-columns-repeated="2" office:value-type="float" office:value="122.9011" calcext:value-type="float">
            <text:p>122.9011</text:p>
          </table:table-cell>
          <table:table-cell office:value-type="float" office:value="1595889510" calcext:value-type="float">
            <text:p>1595889510</text:p>
          </table:table-cell>
        </table:table-row>
        <table:table-row table:style-name="ro1">
          <table:table-cell office:value-type="string" calcext:value-type="string">
            <text:p>2019-01-28</text:p>
          </table:table-cell>
          <table:table-cell table:number-columns-repeated="2" office:value-type="float" office:value="123.035393" calcext:value-type="float">
            <text:p>123.035393</text:p>
          </table:table-cell>
          <table:table-cell office:value-type="float" office:value="108.088158" calcext:value-type="float">
            <text:p>108.088158</text:p>
          </table:table-cell>
          <table:table-cell table:number-columns-repeated="2" office:value-type="float" office:value="118.828148" calcext:value-type="float">
            <text:p>118.828148</text:p>
          </table:table-cell>
          <table:table-cell office:value-type="float" office:value="1859085974" calcext:value-type="float">
            <text:p>1859085974</text:p>
          </table:table-cell>
        </table:table-row>
        <table:table-row table:style-name="ro1">
          <table:table-cell office:value-type="string" calcext:value-type="string">
            <text:p>2019-02-04</text:p>
          </table:table-cell>
          <table:table-cell office:value-type="float" office:value="119.303978" calcext:value-type="float">
            <text:p>119.303978</text:p>
          </table:table-cell>
          <table:table-cell office:value-type="float" office:value="131.224365" calcext:value-type="float">
            <text:p>131.224365</text:p>
          </table:table-cell>
          <table:table-cell office:value-type="float" office:value="111.838692" calcext:value-type="float">
            <text:p>111.838692</text:p>
          </table:table-cell>
          <table:table-cell table:number-columns-repeated="2" office:value-type="float" office:value="127.586723" calcext:value-type="float">
            <text:p>127.586723</text:p>
          </table:table-cell>
          <table:table-cell office:value-type="float" office:value="1806568093" calcext:value-type="float">
            <text:p>1806568093</text:p>
          </table:table-cell>
        </table:table-row>
        <table:table-row table:style-name="ro1">
          <table:table-cell office:value-type="string" calcext:value-type="string">
            <text:p>2019-02-11</text:p>
          </table:table-cell>
          <table:table-cell table:number-columns-repeated="2" office:value-type="float" office:value="127.693169" calcext:value-type="float">
            <text:p>127.693169</text:p>
          </table:table-cell>
          <table:table-cell office:value-type="float" office:value="119.55394" calcext:value-type="float">
            <text:p>119.55394</text:p>
          </table:table-cell>
          <table:table-cell table:number-columns-repeated="2" office:value-type="float" office:value="124.686043" calcext:value-type="float">
            <text:p>124.686043</text:p>
          </table:table-cell>
          <table:table-cell office:value-type="float" office:value="1608359580" calcext:value-type="float">
            <text:p>1608359580</text:p>
          </table:table-cell>
        </table:table-row>
        <table:table-row table:style-name="ro1">
          <table:table-cell office:value-type="string" calcext:value-type="string">
            <text:p>2019-02-18</text:p>
          </table:table-cell>
          <table:table-cell office:value-type="float" office:value="124.966759" calcext:value-type="float">
            <text:p>124.966759</text:p>
          </table:table-cell>
          <table:table-cell office:value-type="float" office:value="157.646927" calcext:value-type="float">
            <text:p>157.646927</text:p>
          </table:table-cell>
          <table:table-cell office:value-type="float" office:value="124.966759" calcext:value-type="float">
            <text:p>124.966759</text:p>
          </table:table-cell>
          <table:table-cell table:number-columns-repeated="2" office:value-type="float" office:value="130.267639" calcext:value-type="float">
            <text:p>130.267639</text:p>
          </table:table-cell>
          <table:table-cell office:value-type="float" office:value="3266254670" calcext:value-type="float">
            <text:p>3266254670</text:p>
          </table:table-cell>
        </table:table-row>
        <table:table-row table:style-name="ro1">
          <table:table-cell office:value-type="string" calcext:value-type="string">
            <text:p>2019-02-25</text:p>
          </table:table-cell>
          <table:table-cell office:value-type="float" office:value="130.023346" calcext:value-type="float">
            <text:p>130.023346</text:p>
          </table:table-cell>
          <table:table-cell office:value-type="float" office:value="139.382584" calcext:value-type="float">
            <text:p>139.382584</text:p>
          </table:table-cell>
          <table:table-cell office:value-type="float" office:value="130.023346" calcext:value-type="float">
            <text:p>130.023346</text:p>
          </table:table-cell>
          <table:table-cell table:number-columns-repeated="2" office:value-type="float" office:value="131.556305" calcext:value-type="float">
            <text:p>131.556305</text:p>
          </table:table-cell>
          <table:table-cell office:value-type="float" office:value="2052986771" calcext:value-type="float">
            <text:p>2052986771</text:p>
          </table:table-cell>
        </table:table-row>
        <table:table-row table:style-name="ro1">
          <table:table-cell office:value-type="string" calcext:value-type="string">
            <text:p>2019-03-04</text:p>
          </table:table-cell>
          <table:table-cell office:value-type="float" office:value="131.418655" calcext:value-type="float">
            <text:p>131.418655</text:p>
          </table:table-cell>
          <table:table-cell office:value-type="float" office:value="136.383102" calcext:value-type="float">
            <text:p>136.383102</text:p>
          </table:table-cell>
          <table:table-cell office:value-type="float" office:value="123.252815" calcext:value-type="float">
            <text:p>123.252815</text:p>
          </table:table-cell>
          <table:table-cell table:number-columns-repeated="2" office:value-type="float" office:value="132.837814" calcext:value-type="float">
            <text:p>132.837814</text:p>
          </table:table-cell>
          <table:table-cell office:value-type="float" office:value="2061072643" calcext:value-type="float">
            <text:p>2061072643</text:p>
          </table:table-cell>
        </table:table-row>
        <table:table-row table:style-name="ro1">
          <table:table-cell office:value-type="string" calcext:value-type="string">
            <text:p>2019-03-11</text:p>
          </table:table-cell>
          <table:table-cell office:value-type="float" office:value="132.86087" calcext:value-type="float">
            <text:p>132.86087</text:p>
          </table:table-cell>
          <table:table-cell office:value-type="float" office:value="160.690826" calcext:value-type="float">
            <text:p>160.690826</text:p>
          </table:table-cell>
          <table:table-cell office:value-type="float" office:value="127.921814" calcext:value-type="float">
            <text:p>127.921814</text:p>
          </table:table-cell>
          <table:table-cell table:number-columns-repeated="2" office:value-type="float" office:value="156.078995" calcext:value-type="float">
            <text:p>156.078995</text:p>
          </table:table-cell>
          <table:table-cell office:value-type="float" office:value="2556309174" calcext:value-type="float">
            <text:p>2556309174</text:p>
          </table:table-cell>
        </table:table-row>
        <table:table-row table:style-name="ro1">
          <table:table-cell office:value-type="string" calcext:value-type="string">
            <text:p>2019-03-18</text:p>
          </table:table-cell>
          <table:table-cell office:value-type="float" office:value="156.258881" calcext:value-type="float">
            <text:p>156.258881</text:p>
          </table:table-cell>
          <table:table-cell office:value-type="float" office:value="170.051514" calcext:value-type="float">
            <text:p>170.051514</text:p>
          </table:table-cell>
          <table:table-cell office:value-type="float" office:value="150.559769" calcext:value-type="float">
            <text:p>150.559769</text:p>
          </table:table-cell>
          <table:table-cell table:number-columns-repeated="2" office:value-type="float" office:value="165.936234" calcext:value-type="float">
            <text:p>165.936234</text:p>
          </table:table-cell>
          <table:table-cell office:value-type="float" office:value="3241732844" calcext:value-type="float">
            <text:p>3241732844</text:p>
          </table:table-cell>
        </table:table-row>
        <table:table-row table:style-name="ro1">
          <table:table-cell office:value-type="string" calcext:value-type="string">
            <text:p>2019-03-25</text:p>
          </table:table-cell>
          <table:table-cell office:value-type="float" office:value="166.106461" calcext:value-type="float">
            <text:p>166.106461</text:p>
          </table:table-cell>
          <table:table-cell office:value-type="float" office:value="177.730911" calcext:value-type="float">
            <text:p>177.730911</text:p>
          </table:table-cell>
          <table:table-cell office:value-type="float" office:value="156.005203" calcext:value-type="float">
            <text:p>156.005203</text:p>
          </table:table-cell>
          <table:table-cell table:number-columns-repeated="2" office:value-type="float" office:value="168.937546" calcext:value-type="float">
            <text:p>168.937546</text:p>
          </table:table-cell>
          <table:table-cell office:value-type="float" office:value="3619941725" calcext:value-type="float">
            <text:p>3619941725</text:p>
          </table:table-cell>
        </table:table-row>
        <table:table-row table:style-name="ro1">
          <table:table-cell office:value-type="string" calcext:value-type="string">
            <text:p>2019-04-01</text:p>
          </table:table-cell>
          <table:table-cell office:value-type="float" office:value="168.899078" calcext:value-type="float">
            <text:p>168.899078</text:p>
          </table:table-cell>
          <table:table-cell office:value-type="float" office:value="342.870026" calcext:value-type="float">
            <text:p>342.870026</text:p>
          </table:table-cell>
          <table:table-cell office:value-type="float" office:value="167.087402" calcext:value-type="float">
            <text:p>167.087402</text:p>
          </table:table-cell>
          <table:table-cell table:number-columns-repeated="2" office:value-type="float" office:value="319.596527" calcext:value-type="float">
            <text:p>319.596527</text:p>
          </table:table-cell>
          <table:table-cell office:value-type="float" office:value="15143841580" calcext:value-type="float">
            <text:p>15143841580</text:p>
          </table:table-cell>
        </table:table-row>
        <table:table-row table:style-name="ro1">
          <table:table-cell office:value-type="string" calcext:value-type="string">
            <text:p>2019-04-08</text:p>
          </table:table-cell>
          <table:table-cell office:value-type="float" office:value="319.765015" calcext:value-type="float">
            <text:p>319.765015</text:p>
          </table:table-cell>
          <table:table-cell office:value-type="float" office:value="326.917969" calcext:value-type="float">
            <text:p>326.917969</text:p>
          </table:table-cell>
          <table:table-cell office:value-type="float" office:value="259.015045" calcext:value-type="float">
            <text:p>259.015045</text:p>
          </table:table-cell>
          <table:table-cell table:number-columns-repeated="2" office:value-type="float" office:value="288.647156" calcext:value-type="float">
            <text:p>288.647156</text:p>
          </table:table-cell>
          <table:table-cell office:value-type="float" office:value="10123296429" calcext:value-type="float">
            <text:p>10123296429</text:p>
          </table:table-cell>
        </table:table-row>
        <table:table-row table:style-name="ro1">
          <table:table-cell office:value-type="string" calcext:value-type="string">
            <text:p>2019-04-15</text:p>
          </table:table-cell>
          <table:table-cell office:value-type="float" office:value="288.698059" calcext:value-type="float">
            <text:p>288.698059</text:p>
          </table:table-cell>
          <table:table-cell office:value-type="float" office:value="332.282532" calcext:value-type="float">
            <text:p>332.282532</text:p>
          </table:table-cell>
          <table:table-cell office:value-type="float" office:value="281.898438" calcext:value-type="float">
            <text:p>281.898438</text:p>
          </table:table-cell>
          <table:table-cell table:number-columns-repeated="2" office:value-type="float" office:value="290.480255" calcext:value-type="float">
            <text:p>290.480255</text:p>
          </table:table-cell>
          <table:table-cell office:value-type="float" office:value="10433388532" calcext:value-type="float">
            <text:p>10433388532</text:p>
          </table:table-cell>
        </table:table-row>
        <table:table-row table:style-name="ro1">
          <table:table-cell office:value-type="string" calcext:value-type="string">
            <text:p>2019-04-22</text:p>
          </table:table-cell>
          <table:table-cell office:value-type="float" office:value="290.336426" calcext:value-type="float">
            <text:p>290.336426</text:p>
          </table:table-cell>
          <table:table-cell office:value-type="float" office:value="308.471039" calcext:value-type="float">
            <text:p>308.471039</text:p>
          </table:table-cell>
          <table:table-cell office:value-type="float" office:value="251.617615" calcext:value-type="float">
            <text:p>251.617615</text:p>
          </table:table-cell>
          <table:table-cell table:number-columns-repeated="2" office:value-type="float" office:value="255.470123" calcext:value-type="float">
            <text:p>255.470123</text:p>
          </table:table-cell>
          <table:table-cell office:value-type="float" office:value="8667244999" calcext:value-type="float">
            <text:p>8667244999</text:p>
          </table:table-cell>
        </table:table-row>
        <table:table-row table:style-name="ro1">
          <table:table-cell office:value-type="string" calcext:value-type="string">
            <text:p>2019-04-29</text:p>
          </table:table-cell>
          <table:table-cell office:value-type="float" office:value="255.55011" calcext:value-type="float">
            <text:p>255.55011</text:p>
          </table:table-cell>
          <table:table-cell office:value-type="float" office:value="311.656769" calcext:value-type="float">
            <text:p>311.656769</text:p>
          </table:table-cell>
          <table:table-cell office:value-type="float" office:value="232.912567" calcext:value-type="float">
            <text:p>232.912567</text:p>
          </table:table-cell>
          <table:table-cell table:number-columns-repeated="2" office:value-type="float" office:value="293.947449" calcext:value-type="float">
            <text:p>293.947449</text:p>
          </table:table-cell>
          <table:table-cell office:value-type="float" office:value="13003161192" calcext:value-type="float">
            <text:p>13003161192</text:p>
          </table:table-cell>
        </table:table-row>
        <table:table-row table:style-name="ro1">
          <table:table-cell office:value-type="string" calcext:value-type="string">
            <text:p>2019-05-06</text:p>
          </table:table-cell>
          <table:table-cell office:value-type="float" office:value="293.962097" calcext:value-type="float">
            <text:p>293.962097</text:p>
          </table:table-cell>
          <table:table-cell office:value-type="float" office:value="377.011139" calcext:value-type="float">
            <text:p>377.011139</text:p>
          </table:table-cell>
          <table:table-cell office:value-type="float" office:value="276.656311" calcext:value-type="float">
            <text:p>276.656311</text:p>
          </table:table-cell>
          <table:table-cell table:number-columns-repeated="2" office:value-type="float" office:value="354.029938" calcext:value-type="float">
            <text:p>354.029938</text:p>
          </table:table-cell>
          <table:table-cell office:value-type="float" office:value="15976305443" calcext:value-type="float">
            <text:p>15976305443</text:p>
          </table:table-cell>
        </table:table-row>
        <table:table-row table:style-name="ro1">
          <table:table-cell office:value-type="string" calcext:value-type="string">
            <text:p>2019-05-13</text:p>
          </table:table-cell>
          <table:table-cell office:value-type="float" office:value="354.029938" calcext:value-type="float">
            <text:p>354.029938</text:p>
          </table:table-cell>
          <table:table-cell office:value-type="float" office:value="443.6763" calcext:value-type="float">
            <text:p>443.6763</text:p>
          </table:table-cell>
          <table:table-cell office:value-type="float" office:value="340.83905" calcext:value-type="float">
            <text:p>340.83905</text:p>
          </table:table-cell>
          <table:table-cell table:number-columns-repeated="2" office:value-type="float" office:value="421.493286" calcext:value-type="float">
            <text:p>421.493286</text:p>
          </table:table-cell>
          <table:table-cell office:value-type="float" office:value="24426915794" calcext:value-type="float">
            <text:p>24426915794</text:p>
          </table:table-cell>
        </table:table-row>
        <table:table-row table:style-name="ro1">
          <table:table-cell office:value-type="string" calcext:value-type="string">
            <text:p>2019-05-20</text:p>
          </table:table-cell>
          <table:table-cell office:value-type="float" office:value="421.38327" calcext:value-type="float">
            <text:p>421.38327</text:p>
          </table:table-cell>
          <table:table-cell office:value-type="float" office:value="439.383698" calcext:value-type="float">
            <text:p>439.383698</text:p>
          </table:table-cell>
          <table:table-cell office:value-type="float" office:value="372.634155" calcext:value-type="float">
            <text:p>372.634155</text:p>
          </table:table-cell>
          <table:table-cell table:number-columns-repeated="2" office:value-type="float" office:value="432.840698" calcext:value-type="float">
            <text:p>432.840698</text:p>
          </table:table-cell>
          <table:table-cell office:value-type="float" office:value="17429850776" calcext:value-type="float">
            <text:p>17429850776</text:p>
          </table:table-cell>
        </table:table-row>
        <table:table-row table:style-name="ro1">
          <table:table-cell office:value-type="string" calcext:value-type="string">
            <text:p>2019-05-27</text:p>
          </table:table-cell>
          <table:table-cell office:value-type="float" office:value="432.970551" calcext:value-type="float">
            <text:p>432.970551</text:p>
          </table:table-cell>
          <table:table-cell office:value-type="float" office:value="478.525909" calcext:value-type="float">
            <text:p>478.525909</text:p>
          </table:table-cell>
          <table:table-cell office:value-type="float" office:value="414.145905" calcext:value-type="float">
            <text:p>414.145905</text:p>
          </table:table-cell>
          <table:table-cell table:number-columns-repeated="2" office:value-type="float" office:value="443.771545" calcext:value-type="float">
            <text:p>443.771545</text:p>
          </table:table-cell>
          <table:table-cell office:value-type="float" office:value="15905495385" calcext:value-type="float">
            <text:p>15905495385</text:p>
          </table:table-cell>
        </table:table-row>
        <table:table-row table:style-name="ro1">
          <table:table-cell office:value-type="string" calcext:value-type="string">
            <text:p>2019-06-03</text:p>
          </table:table-cell>
          <table:table-cell office:value-type="float" office:value="443.726074" calcext:value-type="float">
            <text:p>443.726074</text:p>
          </table:table-cell>
          <table:table-cell office:value-type="float" office:value="446.747314" calcext:value-type="float">
            <text:p>446.747314</text:p>
          </table:table-cell>
          <table:table-cell office:value-type="float" office:value="368.951111" calcext:value-type="float">
            <text:p>368.951111</text:p>
          </table:table-cell>
          <table:table-cell table:number-columns-repeated="2" office:value-type="float" office:value="381.166351" calcext:value-type="float">
            <text:p>381.166351</text:p>
          </table:table-cell>
          <table:table-cell office:value-type="float" office:value="13150810575" calcext:value-type="float">
            <text:p>13150810575</text:p>
          </table:table-cell>
        </table:table-row>
        <table:table-row table:style-name="ro1">
          <table:table-cell office:value-type="string" calcext:value-type="string">
            <text:p>2019-06-10</text:p>
          </table:table-cell>
          <table:table-cell office:value-type="float" office:value="381.063446" calcext:value-type="float">
            <text:p>381.063446</text:p>
          </table:table-cell>
          <table:table-cell office:value-type="float" office:value="440.49881" calcext:value-type="float">
            <text:p>440.49881</text:p>
          </table:table-cell>
          <table:table-cell office:value-type="float" office:value="375.781433" calcext:value-type="float">
            <text:p>375.781433</text:p>
          </table:table-cell>
          <table:table-cell table:number-columns-repeated="2" office:value-type="float" office:value="428.320892" calcext:value-type="float">
            <text:p>428.320892</text:p>
          </table:table-cell>
          <table:table-cell office:value-type="float" office:value="11632848642" calcext:value-type="float">
            <text:p>11632848642</text:p>
          </table:table-cell>
        </table:table-row>
        <table:table-row table:style-name="ro1">
          <table:table-cell office:value-type="string" calcext:value-type="string">
            <text:p>2019-06-17</text:p>
          </table:table-cell>
          <table:table-cell office:value-type="float" office:value="428.264771" calcext:value-type="float">
            <text:p>428.264771</text:p>
          </table:table-cell>
          <table:table-cell office:value-type="float" office:value="522.091309" calcext:value-type="float">
            <text:p>522.091309</text:p>
          </table:table-cell>
          <table:table-cell office:value-type="float" office:value="405.309723" calcext:value-type="float">
            <text:p>405.309723</text:p>
          </table:table-cell>
          <table:table-cell table:number-columns-repeated="2" office:value-type="float" office:value="475.017181" calcext:value-type="float">
            <text:p>475.017181</text:p>
          </table:table-cell>
          <table:table-cell office:value-type="float" office:value="13454340580" calcext:value-type="float">
            <text:p>13454340580</text:p>
          </table:table-cell>
        </table:table-row>
        <table:table-row table:style-name="ro1">
          <table:table-cell office:value-type="string" calcext:value-type="string">
            <text:p>2019-06-24</text:p>
          </table:table-cell>
          <table:table-cell office:value-type="float" office:value="475.336975" calcext:value-type="float">
            <text:p>475.336975</text:p>
          </table:table-cell>
          <table:table-cell office:value-type="float" office:value="514.716064" calcext:value-type="float">
            <text:p>514.716064</text:p>
          </table:table-cell>
          <table:table-cell office:value-type="float" office:value="392.81601" calcext:value-type="float">
            <text:p>392.81601</text:p>
          </table:table-cell>
          <table:table-cell table:number-columns-repeated="2" office:value-type="float" office:value="399.470367" calcext:value-type="float">
            <text:p>399.470367</text:p>
          </table:table-cell>
          <table:table-cell office:value-type="float" office:value="17451360369" calcext:value-type="float">
            <text:p>17451360369</text:p>
          </table:table-cell>
        </table:table-row>
        <table:table-row table:style-name="ro1">
          <table:table-cell office:value-type="string" calcext:value-type="string">
            <text:p>2019-07-01</text:p>
          </table:table-cell>
          <table:table-cell office:value-type="float" office:value="399.833496" calcext:value-type="float">
            <text:p>399.833496</text:p>
          </table:table-cell>
          <table:table-cell office:value-type="float" office:value="423.846893" calcext:value-type="float">
            <text:p>423.846893</text:p>
          </table:table-cell>
          <table:table-cell office:value-type="float" office:value="382.827179" calcext:value-type="float">
            <text:p>382.827179</text:p>
          </table:table-cell>
          <table:table-cell table:number-columns-repeated="2" office:value-type="float" office:value="411.809692" calcext:value-type="float">
            <text:p>411.809692</text:p>
          </table:table-cell>
          <table:table-cell office:value-type="float" office:value="12459424014" calcext:value-type="float">
            <text:p>12459424014</text:p>
          </table:table-cell>
        </table:table-row>
        <table:table-row table:style-name="ro1">
          <table:table-cell office:value-type="string" calcext:value-type="string">
            <text:p>2019-07-08</text:p>
          </table:table-cell>
          <table:table-cell office:value-type="float" office:value="412.122528" calcext:value-type="float">
            <text:p>412.122528</text:p>
          </table:table-cell>
          <table:table-cell office:value-type="float" office:value="428.360046" calcext:value-type="float">
            <text:p>428.360046</text:p>
          </table:table-cell>
          <table:table-cell office:value-type="float" office:value="281.203094" calcext:value-type="float">
            <text:p>281.203094</text:p>
          </table:table-cell>
          <table:table-cell table:number-columns-repeated="2" office:value-type="float" office:value="282.843567" calcext:value-type="float">
            <text:p>282.843567</text:p>
          </table:table-cell>
          <table:table-cell office:value-type="float" office:value="12359161280" calcext:value-type="float">
            <text:p>12359161280</text:p>
          </table:table-cell>
        </table:table-row>
        <table:table-row table:style-name="ro1">
          <table:table-cell office:value-type="string" calcext:value-type="string">
            <text:p>2019-07-15</text:p>
          </table:table-cell>
          <table:table-cell office:value-type="float" office:value="283.301788" calcext:value-type="float">
            <text:p>283.301788</text:p>
          </table:table-cell>
          <table:table-cell office:value-type="float" office:value="337.278351" calcext:value-type="float">
            <text:p>337.278351</text:p>
          </table:table-cell>
          <table:table-cell office:value-type="float" office:value="258.648987" calcext:value-type="float">
            <text:p>258.648987</text:p>
          </table:table-cell>
          <table:table-cell table:number-columns-repeated="2" office:value-type="float" office:value="320.864685" calcext:value-type="float">
            <text:p>320.864685</text:p>
          </table:table-cell>
          <table:table-cell office:value-type="float" office:value="13248309904" calcext:value-type="float">
            <text:p>13248309904</text:p>
          </table:table-cell>
        </table:table-row>
        <table:table-row table:style-name="ro1">
          <table:table-cell office:value-type="string" calcext:value-type="string">
            <text:p>2019-07-22</text:p>
          </table:table-cell>
          <table:table-cell office:value-type="float" office:value="320.997162" calcext:value-type="float">
            <text:p>320.997162</text:p>
          </table:table-cell>
          <table:table-cell office:value-type="float" office:value="323.624634" calcext:value-type="float">
            <text:p>323.624634</text:p>
          </table:table-cell>
          <table:table-cell office:value-type="float" office:value="284.732391" calcext:value-type="float">
            <text:p>284.732391</text:p>
          </table:table-cell>
          <table:table-cell table:number-columns-repeated="2" office:value-type="float" office:value="310.457397" calcext:value-type="float">
            <text:p>310.457397</text:p>
          </table:table-cell>
          <table:table-cell office:value-type="float" office:value="9859759344" calcext:value-type="float">
            <text:p>9859759344</text:p>
          </table:table-cell>
        </table:table-row>
        <table:table-row table:style-name="ro1">
          <table:table-cell office:value-type="string" calcext:value-type="string">
            <text:p>2019-07-29</text:p>
          </table:table-cell>
          <table:table-cell office:value-type="float" office:value="310.202576" calcext:value-type="float">
            <text:p>310.202576</text:p>
          </table:table-cell>
          <table:table-cell office:value-type="float" office:value="339.624939" calcext:value-type="float">
            <text:p>339.624939</text:p>
          </table:table-cell>
          <table:table-cell office:value-type="float" office:value="305.293732" calcext:value-type="float">
            <text:p>305.293732</text:p>
          </table:table-cell>
          <table:table-cell table:number-columns-repeated="2" office:value-type="float" office:value="333.673462" calcext:value-type="float">
            <text:p>333.673462</text:p>
          </table:table-cell>
          <table:table-cell office:value-type="float" office:value="10222058888" calcext:value-type="float">
            <text:p>10222058888</text:p>
          </table:table-cell>
        </table:table-row>
        <table:table-row table:style-name="ro1">
          <table:table-cell office:value-type="string" calcext:value-type="string">
            <text:p>2019-08-05</text:p>
          </table:table-cell>
          <table:table-cell office:value-type="float" office:value="333.691589" calcext:value-type="float">
            <text:p>333.691589</text:p>
          </table:table-cell>
          <table:table-cell office:value-type="float" office:value="352.303711" calcext:value-type="float">
            <text:p>352.303711</text:p>
          </table:table-cell>
          <table:table-cell office:value-type="float" office:value="307.342133" calcext:value-type="float">
            <text:p>307.342133</text:p>
          </table:table-cell>
          <table:table-cell table:number-columns-repeated="2" office:value-type="float" office:value="336.196503" calcext:value-type="float">
            <text:p>336.196503</text:p>
          </table:table-cell>
          <table:table-cell office:value-type="float" office:value="9606551487" calcext:value-type="float">
            <text:p>9606551487</text:p>
          </table:table-cell>
        </table:table-row>
        <table:table-row table:style-name="ro1">
          <table:table-cell office:value-type="string" calcext:value-type="string">
            <text:p>2019-08-12</text:p>
          </table:table-cell>
          <table:table-cell office:value-type="float" office:value="336.159302" calcext:value-type="float">
            <text:p>336.159302</text:p>
          </table:table-cell>
          <table:table-cell office:value-type="float" office:value="353.700806" calcext:value-type="float">
            <text:p>353.700806</text:p>
          </table:table-cell>
          <table:table-cell office:value-type="float" office:value="282.044708" calcext:value-type="float">
            <text:p>282.044708</text:p>
          </table:table-cell>
          <table:table-cell table:number-columns-repeated="2" office:value-type="float" office:value="316.509613" calcext:value-type="float">
            <text:p>316.509613</text:p>
          </table:table-cell>
          <table:table-cell office:value-type="float" office:value="10469424318" calcext:value-type="float">
            <text:p>10469424318</text:p>
          </table:table-cell>
        </table:table-row>
        <table:table-row table:style-name="ro1">
          <table:table-cell office:value-type="string" calcext:value-type="string">
            <text:p>2019-08-19</text:p>
          </table:table-cell>
          <table:table-cell office:value-type="float" office:value="316.730621" calcext:value-type="float">
            <text:p>316.730621</text:p>
          </table:table-cell>
          <table:table-cell office:value-type="float" office:value="326.884277" calcext:value-type="float">
            <text:p>326.884277</text:p>
          </table:table-cell>
          <table:table-cell office:value-type="float" office:value="293.931641" calcext:value-type="float">
            <text:p>293.931641</text:p>
          </table:table-cell>
          <table:table-cell table:number-columns-repeated="2" office:value-type="float" office:value="305.601959" calcext:value-type="float">
            <text:p>305.601959</text:p>
          </table:table-cell>
          <table:table-cell office:value-type="float" office:value="9213152834" calcext:value-type="float">
            <text:p>9213152834</text:p>
          </table:table-cell>
        </table:table-row>
        <table:table-row table:style-name="ro1">
          <table:table-cell office:value-type="string" calcext:value-type="string">
            <text:p>2019-08-26</text:p>
          </table:table-cell>
          <table:table-cell office:value-type="float" office:value="305.315887" calcext:value-type="float">
            <text:p>305.315887</text:p>
          </table:table-cell>
          <table:table-cell office:value-type="float" office:value="315.089417" calcext:value-type="float">
            <text:p>315.089417</text:p>
          </table:table-cell>
          <table:table-cell office:value-type="float" office:value="272.881134" calcext:value-type="float">
            <text:p>272.881134</text:p>
          </table:table-cell>
          <table:table-cell table:number-columns-repeated="2" office:value-type="float" office:value="282.329102" calcext:value-type="float">
            <text:p>282.329102</text:p>
          </table:table-cell>
          <table:table-cell office:value-type="float" office:value="9245282689" calcext:value-type="float">
            <text:p>9245282689</text:p>
          </table:table-cell>
        </table:table-row>
        <table:table-row table:style-name="ro1">
          <table:table-cell office:value-type="string" calcext:value-type="string">
            <text:p>2019-09-02</text:p>
          </table:table-cell>
          <table:table-cell office:value-type="float" office:value="282.334473" calcext:value-type="float">
            <text:p>282.334473</text:p>
          </table:table-cell>
          <table:table-cell office:value-type="float" office:value="309.789185" calcext:value-type="float">
            <text:p>309.789185</text:p>
          </table:table-cell>
          <table:table-cell office:value-type="float" office:value="280.586121" calcext:value-type="float">
            <text:p>280.586121</text:p>
          </table:table-cell>
          <table:table-cell table:number-columns-repeated="2" office:value-type="float" office:value="307.009827" calcext:value-type="float">
            <text:p>307.009827</text:p>
          </table:table-cell>
          <table:table-cell office:value-type="float" office:value="9423427109" calcext:value-type="float">
            <text:p>9423427109</text:p>
          </table:table-cell>
        </table:table-row>
        <table:table-row table:style-name="ro1">
          <table:table-cell office:value-type="string" calcext:value-type="string">
            <text:p>2019-09-09</text:p>
          </table:table-cell>
          <table:table-cell office:value-type="float" office:value="307.807831" calcext:value-type="float">
            <text:p>307.807831</text:p>
          </table:table-cell>
          <table:table-cell office:value-type="float" office:value="310.723694" calcext:value-type="float">
            <text:p>310.723694</text:p>
          </table:table-cell>
          <table:table-cell office:value-type="float" office:value="294.451843" calcext:value-type="float">
            <text:p>294.451843</text:p>
          </table:table-cell>
          <table:table-cell table:number-columns-repeated="2" office:value-type="float" office:value="304.232788" calcext:value-type="float">
            <text:p>304.232788</text:p>
          </table:table-cell>
          <table:table-cell office:value-type="float" office:value="8963028861" calcext:value-type="float">
            <text:p>8963028861</text:p>
          </table:table-cell>
        </table:table-row>
        <table:table-row table:style-name="ro1">
          <table:table-cell office:value-type="string" calcext:value-type="string">
            <text:p>2019-09-16</text:p>
          </table:table-cell>
          <table:table-cell office:value-type="float" office:value="304.25589" calcext:value-type="float">
            <text:p>304.25589</text:p>
          </table:table-cell>
          <table:table-cell office:value-type="float" office:value="332.891327" calcext:value-type="float">
            <text:p>332.891327</text:p>
          </table:table-cell>
          <table:table-cell office:value-type="float" office:value="302.87085" calcext:value-type="float">
            <text:p>302.87085</text:p>
          </table:table-cell>
          <table:table-cell table:number-columns-repeated="2" office:value-type="float" office:value="308.30191" calcext:value-type="float">
            <text:p>308.30191</text:p>
          </table:table-cell>
          <table:table-cell office:value-type="float" office:value="10821692307" calcext:value-type="float">
            <text:p>10821692307</text:p>
          </table:table-cell>
        </table:table-row>
        <table:table-row table:style-name="ro1">
          <table:table-cell office:value-type="string" calcext:value-type="string">
            <text:p>2019-09-23</text:p>
          </table:table-cell>
          <table:table-cell office:value-type="float" office:value="308.217957" calcext:value-type="float">
            <text:p>308.217957</text:p>
          </table:table-cell>
          <table:table-cell office:value-type="float" office:value="308.465942" calcext:value-type="float">
            <text:p>308.465942</text:p>
          </table:table-cell>
          <table:table-cell office:value-type="float" office:value="208.168076" calcext:value-type="float">
            <text:p>208.168076</text:p>
          </table:table-cell>
          <table:table-cell table:number-columns-repeated="2" office:value-type="float" office:value="220.430267" calcext:value-type="float">
            <text:p>220.430267</text:p>
          </table:table-cell>
          <table:table-cell office:value-type="float" office:value="14168970226" calcext:value-type="float">
            <text:p>14168970226</text:p>
          </table:table-cell>
        </table:table-row>
        <table:table-row table:style-name="ro1">
          <table:table-cell office:value-type="string" calcext:value-type="string">
            <text:p>2019-09-30</text:p>
          </table:table-cell>
          <table:table-cell office:value-type="float" office:value="220.45079" calcext:value-type="float">
            <text:p>220.45079</text:p>
          </table:table-cell>
          <table:table-cell office:value-type="float" office:value="236.07811" calcext:value-type="float">
            <text:p>236.07811</text:p>
          </table:table-cell>
          <table:table-cell office:value-type="float" office:value="215.064575" calcext:value-type="float">
            <text:p>215.064575</text:p>
          </table:table-cell>
          <table:table-cell table:number-columns-repeated="2" office:value-type="float" office:value="223.411926" calcext:value-type="float">
            <text:p>223.411926</text:p>
          </table:table-cell>
          <table:table-cell office:value-type="float" office:value="9248475125" calcext:value-type="float">
            <text:p>9248475125</text:p>
          </table:table-cell>
        </table:table-row>
        <table:table-row table:style-name="ro1">
          <table:table-cell office:value-type="string" calcext:value-type="string">
            <text:p>2019-10-07</text:p>
          </table:table-cell>
          <table:table-cell office:value-type="float" office:value="223.259155" calcext:value-type="float">
            <text:p>223.259155</text:p>
          </table:table-cell>
          <table:table-cell office:value-type="float" office:value="240.36972" calcext:value-type="float">
            <text:p>240.36972</text:p>
          </table:table-cell>
          <table:table-cell office:value-type="float" office:value="221.383041" calcext:value-type="float">
            <text:p>221.383041</text:p>
          </table:table-cell>
          <table:table-cell table:number-columns-repeated="2" office:value-type="float" office:value="224.123245" calcext:value-type="float">
            <text:p>224.123245</text:p>
          </table:table-cell>
          <table:table-cell office:value-type="float" office:value="9850634287" calcext:value-type="float">
            <text:p>9850634287</text:p>
          </table:table-cell>
        </table:table-row>
        <table:table-row table:style-name="ro1">
          <table:table-cell office:value-type="string" calcext:value-type="string">
            <text:p>2019-10-14</text:p>
          </table:table-cell>
          <table:table-cell office:value-type="float" office:value="223.955002" calcext:value-type="float">
            <text:p>223.955002</text:p>
          </table:table-cell>
          <table:table-cell office:value-type="float" office:value="229.135101" calcext:value-type="float">
            <text:p>229.135101</text:p>
          </table:table-cell>
          <table:table-cell office:value-type="float" office:value="211.039917" calcext:value-type="float">
            <text:p>211.039917</text:p>
          </table:table-cell>
          <table:table-cell table:number-columns-repeated="2" office:value-type="float" office:value="224.925735" calcext:value-type="float">
            <text:p>224.925735</text:p>
          </table:table-cell>
          <table:table-cell office:value-type="float" office:value="8975884547" calcext:value-type="float">
            <text:p>8975884547</text:p>
          </table:table-cell>
        </table:table-row>
        <table:table-row table:style-name="ro1">
          <table:table-cell office:value-type="string" calcext:value-type="string">
            <text:p>2019-10-21</text:p>
          </table:table-cell>
          <table:table-cell office:value-type="float" office:value="224.926712" calcext:value-type="float">
            <text:p>224.926712</text:p>
          </table:table-cell>
          <table:table-cell office:value-type="float" office:value="277.122498" calcext:value-type="float">
            <text:p>277.122498</text:p>
          </table:table-cell>
          <table:table-cell office:value-type="float" office:value="203.071884" calcext:value-type="float">
            <text:p>203.071884</text:p>
          </table:table-cell>
          <table:table-cell table:number-columns-repeated="2" office:value-type="float" office:value="261.251587" calcext:value-type="float">
            <text:p>261.251587</text:p>
          </table:table-cell>
          <table:table-cell office:value-type="float" office:value="17144496821" calcext:value-type="float">
            <text:p>17144496821</text:p>
          </table:table-cell>
        </table:table-row>
        <table:table-row table:style-name="ro1">
          <table:table-cell office:value-type="string" calcext:value-type="string">
            <text:p>2019-10-28</text:p>
          </table:table-cell>
          <table:table-cell office:value-type="float" office:value="261.14978" calcext:value-type="float">
            <text:p>261.14978</text:p>
          </table:table-cell>
          <table:table-cell office:value-type="float" office:value="303.614349" calcext:value-type="float">
            <text:p>303.614349</text:p>
          </table:table-cell>
          <table:table-cell office:value-type="float" office:value="260.105927" calcext:value-type="float">
            <text:p>260.105927</text:p>
          </table:table-cell>
          <table:table-cell table:number-columns-repeated="2" office:value-type="float" office:value="292.710571" calcext:value-type="float">
            <text:p>292.710571</text:p>
          </table:table-cell>
          <table:table-cell office:value-type="float" office:value="21075868703" calcext:value-type="float">
            <text:p>21075868703</text:p>
          </table:table-cell>
        </table:table-row>
        <table:table-row table:style-name="ro1">
          <table:table-cell office:value-type="string" calcext:value-type="string">
            <text:p>2019-11-04</text:p>
          </table:table-cell>
          <table:table-cell office:value-type="float" office:value="292.800903" calcext:value-type="float">
            <text:p>292.800903</text:p>
          </table:table-cell>
          <table:table-cell office:value-type="float" office:value="307.362732" calcext:value-type="float">
            <text:p>307.362732</text:p>
          </table:table-cell>
          <table:table-cell office:value-type="float" office:value="274.301178" calcext:value-type="float">
            <text:p>274.301178</text:p>
          </table:table-cell>
          <table:table-cell table:number-columns-repeated="2" office:value-type="float" office:value="293.475494" calcext:value-type="float">
            <text:p>293.475494</text:p>
          </table:table-cell>
          <table:table-cell office:value-type="float" office:value="15390757735" calcext:value-type="float">
            <text:p>15390757735</text:p>
          </table:table-cell>
        </table:table-row>
        <table:table-row table:style-name="ro1">
          <table:table-cell office:value-type="string" calcext:value-type="string">
            <text:p>2019-11-11</text:p>
          </table:table-cell>
          <table:table-cell office:value-type="float" office:value="293.567719" calcext:value-type="float">
            <text:p>293.567719</text:p>
          </table:table-cell>
          <table:table-cell office:value-type="float" office:value="297.01062" calcext:value-type="float">
            <text:p>297.01062</text:p>
          </table:table-cell>
          <table:table-cell office:value-type="float" office:value="263.398682" calcext:value-type="float">
            <text:p>263.398682</text:p>
          </table:table-cell>
          <table:table-cell table:number-columns-repeated="2" office:value-type="float" office:value="268.743195" calcext:value-type="float">
            <text:p>268.743195</text:p>
          </table:table-cell>
          <table:table-cell office:value-type="float" office:value="12071678326" calcext:value-type="float">
            <text:p>12071678326</text:p>
          </table:table-cell>
        </table:table-row>
        <table:table-row table:style-name="ro1">
          <table:table-cell office:value-type="string" calcext:value-type="string">
            <text:p>2019-11-18</text:p>
          </table:table-cell>
          <table:table-cell office:value-type="float" office:value="268.467194" calcext:value-type="float">
            <text:p>268.467194</text:p>
          </table:table-cell>
          <table:table-cell office:value-type="float" office:value="269.799316" calcext:value-type="float">
            <text:p>269.799316</text:p>
          </table:table-cell>
          <table:table-cell office:value-type="float" office:value="198.152054" calcext:value-type="float">
            <text:p>198.152054</text:p>
          </table:table-cell>
          <table:table-cell table:number-columns-repeated="2" office:value-type="float" office:value="205.148804" calcext:value-type="float">
            <text:p>205.148804</text:p>
          </table:table-cell>
          <table:table-cell office:value-type="float" office:value="16373768297" calcext:value-type="float">
            <text:p>16373768297</text:p>
          </table:table-cell>
        </table:table-row>
        <table:table-row table:style-name="ro1">
          <table:table-cell office:value-type="string" calcext:value-type="string">
            <text:p>2019-11-25</text:p>
          </table:table-cell>
          <table:table-cell office:value-type="float" office:value="205.237259" calcext:value-type="float">
            <text:p>205.237259</text:p>
          </table:table-cell>
          <table:table-cell office:value-type="float" office:value="226.75737" calcext:value-type="float">
            <text:p>226.75737</text:p>
          </table:table-cell>
          <table:table-cell office:value-type="float" office:value="194.761307" calcext:value-type="float">
            <text:p>194.761307</text:p>
          </table:table-cell>
          <table:table-cell table:number-columns-repeated="2" office:value-type="float" office:value="216.169647" calcext:value-type="float">
            <text:p>216.169647</text:p>
          </table:table-cell>
          <table:table-cell office:value-type="float" office:value="11610428394" calcext:value-type="float">
            <text:p>11610428394</text:p>
          </table:table-cell>
        </table:table-row>
        <table:table-row table:style-name="ro1">
          <table:table-cell office:value-type="string" calcext:value-type="string">
            <text:p>2019-12-02</text:p>
          </table:table-cell>
          <table:table-cell office:value-type="float" office:value="216.377457" calcext:value-type="float">
            <text:p>216.377457</text:p>
          </table:table-cell>
          <table:table-cell office:value-type="float" office:value="221.656448" calcext:value-type="float">
            <text:p>221.656448</text:p>
          </table:table-cell>
          <table:table-cell office:value-type="float" office:value="205.889679" calcext:value-type="float">
            <text:p>205.889679</text:p>
          </table:table-cell>
          <table:table-cell table:number-columns-repeated="2" office:value-type="float" office:value="214.356384" calcext:value-type="float">
            <text:p>214.356384</text:p>
          </table:table-cell>
          <table:table-cell office:value-type="float" office:value="8087430846" calcext:value-type="float">
            <text:p>8087430846</text:p>
          </table:table-cell>
        </table:table-row>
        <table:table-row table:style-name="ro1">
          <table:table-cell office:value-type="string" calcext:value-type="string">
            <text:p>2019-12-09</text:p>
          </table:table-cell>
          <table:table-cell office:value-type="float" office:value="214.055054" calcext:value-type="float">
            <text:p>214.055054</text:p>
          </table:table-cell>
          <table:table-cell office:value-type="float" office:value="215.434662" calcext:value-type="float">
            <text:p>215.434662</text:p>
          </table:table-cell>
          <table:table-cell office:value-type="float" office:value="200.814392" calcext:value-type="float">
            <text:p>200.814392</text:p>
          </table:table-cell>
          <table:table-cell table:number-columns-repeated="2" office:value-type="float" office:value="207.364822" calcext:value-type="float">
            <text:p>207.364822</text:p>
          </table:table-cell>
          <table:table-cell office:value-type="float" office:value="8575615499" calcext:value-type="float">
            <text:p>8575615499</text:p>
          </table:table-cell>
        </table:table-row>
        <table:table-row table:style-name="ro1">
          <table:table-cell office:value-type="string" calcext:value-type="string">
            <text:p>2019-12-16</text:p>
          </table:table-cell>
          <table:table-cell office:value-type="float" office:value="207.544952" calcext:value-type="float">
            <text:p>207.544952</text:p>
          </table:table-cell>
          <table:table-cell office:value-type="float" office:value="208.400284" calcext:value-type="float">
            <text:p>208.400284</text:p>
          </table:table-cell>
          <table:table-cell office:value-type="float" office:value="172.947327" calcext:value-type="float">
            <text:p>172.947327</text:p>
          </table:table-cell>
          <table:table-cell table:number-columns-repeated="2" office:value-type="float" office:value="196.661774" calcext:value-type="float">
            <text:p>196.661774</text:p>
          </table:table-cell>
          <table:table-cell office:value-type="float" office:value="12109623180" calcext:value-type="float">
            <text:p>12109623180</text:p>
          </table:table-cell>
        </table:table-row>
        <table:table-row table:style-name="ro1">
          <table:table-cell office:value-type="string" calcext:value-type="string">
            <text:p>2019-12-23</text:p>
          </table:table-cell>
          <table:table-cell office:value-type="float" office:value="196.286713" calcext:value-type="float">
            <text:p>196.286713</text:p>
          </table:table-cell>
          <table:table-cell office:value-type="float" office:value="215.501892" calcext:value-type="float">
            <text:p>215.501892</text:p>
          </table:table-cell>
          <table:table-cell office:value-type="float" office:value="185.491348" calcext:value-type="float">
            <text:p>185.491348</text:p>
          </table:table-cell>
          <table:table-cell table:number-columns-repeated="2" office:value-type="float" office:value="212.955856" calcext:value-type="float">
            <text:p>212.955856</text:p>
          </table:table-cell>
          <table:table-cell office:value-type="float" office:value="12024009967" calcext:value-type="float">
            <text:p>12024009967</text:p>
          </table:table-cell>
        </table:table-row>
        <table:table-row table:style-name="ro1">
          <table:table-cell office:value-type="string" calcext:value-type="string">
            <text:p>2019-12-30</text:p>
          </table:table-cell>
          <table:table-cell office:value-type="float" office:value="212.883011" calcext:value-type="float">
            <text:p>212.883011</text:p>
          </table:table-cell>
          <table:table-cell office:value-type="float" office:value="228.219299" calcext:value-type="float">
            <text:p>228.219299</text:p>
          </table:table-cell>
          <table:table-cell office:value-type="float" office:value="192.979492" calcext:value-type="float">
            <text:p>192.979492</text:p>
          </table:table-cell>
          <table:table-cell table:number-columns-repeated="2" office:value-type="float" office:value="224.096527" calcext:value-type="float">
            <text:p>224.096527</text:p>
          </table:table-cell>
          <table:table-cell office:value-type="float" office:value="12595025420" calcext:value-type="float">
            <text:p>12595025420</text:p>
          </table:table-cell>
        </table:table-row>
        <table:table-row table:style-name="ro1">
          <table:table-cell office:value-type="string" calcext:value-type="string">
            <text:p>2020-01-06</text:p>
          </table:table-cell>
          <table:table-cell office:value-type="float" office:value="224.347916" calcext:value-type="float">
            <text:p>224.347916</text:p>
          </table:table-cell>
          <table:table-cell office:value-type="float" office:value="276.633636" calcext:value-type="float">
            <text:p>276.633636</text:p>
          </table:table-cell>
          <table:table-cell office:value-type="float" office:value="223.691818" calcext:value-type="float">
            <text:p>223.691818</text:p>
          </table:table-cell>
          <table:table-cell table:number-columns-repeated="2" office:value-type="float" office:value="268.237061" calcext:value-type="float">
            <text:p>268.237061</text:p>
          </table:table-cell>
          <table:table-cell office:value-type="float" office:value="16538816529" calcext:value-type="float">
            <text:p>16538816529</text:p>
          </table:table-cell>
        </table:table-row>
        <table:table-row table:style-name="ro1">
          <table:table-cell office:value-type="string" calcext:value-type="string">
            <text:p>2020-01-13</text:p>
          </table:table-cell>
          <table:table-cell office:value-type="float" office:value="268.412506" calcext:value-type="float">
            <text:p>268.412506</text:p>
          </table:table-cell>
          <table:table-cell office:value-type="float" office:value="398.892731" calcext:value-type="float">
            <text:p>398.892731</text:p>
          </table:table-cell>
          <table:table-cell office:value-type="float" office:value="261.871155" calcext:value-type="float">
            <text:p>261.871155</text:p>
          </table:table-cell>
          <table:table-cell table:number-columns-repeated="2" office:value-type="float" office:value="338.305115" calcext:value-type="float">
            <text:p>338.305115</text:p>
          </table:table-cell>
          <table:table-cell office:value-type="float" office:value="33025046165" calcext:value-type="float">
            <text:p>33025046165</text:p>
          </table:table-cell>
        </table:table-row>
        <table:table-row table:style-name="ro1">
          <table:table-cell office:value-type="string" calcext:value-type="string">
            <text:p>2020-01-20</text:p>
          </table:table-cell>
          <table:table-cell office:value-type="float" office:value="338.119385" calcext:value-type="float">
            <text:p>338.119385</text:p>
          </table:table-cell>
          <table:table-cell office:value-type="float" office:value="352.007477" calcext:value-type="float">
            <text:p>352.007477</text:p>
          </table:table-cell>
          <table:table-cell office:value-type="float" office:value="299.956085" calcext:value-type="float">
            <text:p>299.956085</text:p>
          </table:table-cell>
          <table:table-cell table:number-columns-repeated="2" office:value-type="float" office:value="346.997864" calcext:value-type="float">
            <text:p>346.997864</text:p>
          </table:table-cell>
          <table:table-cell office:value-type="float" office:value="19920103723" calcext:value-type="float">
            <text:p>19920103723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 office:value-type="float" office:value="346.890045" calcext:value-type="float">
            <text:p>346.890045</text:p>
          </table:table-cell>
          <table:table-cell office:value-type="float" office:value="395.555206" calcext:value-type="float">
            <text:p>395.555206</text:p>
          </table:table-cell>
          <table:table-cell office:value-type="float" office:value="346.531006" calcext:value-type="float">
            <text:p>346.531006</text:p>
          </table:table-cell>
          <table:table-cell table:number-columns-repeated="2" office:value-type="float" office:value="378.27301" calcext:value-type="float">
            <text:p>378.27301</text:p>
          </table:table-cell>
          <table:table-cell office:value-type="float" office:value="26215123297" calcext:value-type="float">
            <text:p>26215123297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 office:value-type="float" office:value="377.937225" calcext:value-type="float">
            <text:p>377.937225</text:p>
          </table:table-cell>
          <table:table-cell office:value-type="float" office:value="458.011871" calcext:value-type="float">
            <text:p>458.011871</text:p>
          </table:table-cell>
          <table:table-cell office:value-type="float" office:value="374.658997" calcext:value-type="float">
            <text:p>374.658997</text:p>
          </table:table-cell>
          <table:table-cell table:number-columns-repeated="2" office:value-type="float" office:value="449.813599" calcext:value-type="float">
            <text:p>449.813599</text:p>
          </table:table-cell>
          <table:table-cell office:value-type="float" office:value="30088310269" calcext:value-type="float">
            <text:p>30088310269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 office:value-type="float" office:value="449.911713" calcext:value-type="float">
            <text:p>449.911713</text:p>
          </table:table-cell>
          <table:table-cell office:value-type="float" office:value="493.028107" calcext:value-type="float">
            <text:p>493.028107</text:p>
          </table:table-cell>
          <table:table-cell office:value-type="float" office:value="393.825836" calcext:value-type="float">
            <text:p>393.825836</text:p>
          </table:table-cell>
          <table:table-cell table:number-columns-repeated="2" office:value-type="float" office:value="415.940643" calcext:value-type="float">
            <text:p>415.940643</text:p>
          </table:table-cell>
          <table:table-cell office:value-type="float" office:value="34930228167" calcext:value-type="float">
            <text:p>34930228167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 office:value-type="float" office:value="415.05011" calcext:value-type="float">
            <text:p>415.05011</text:p>
          </table:table-cell>
          <table:table-cell office:value-type="float" office:value="423.483002" calcext:value-type="float">
            <text:p>423.483002</text:p>
          </table:table-cell>
          <table:table-cell office:value-type="float" office:value="361.748322" calcext:value-type="float">
            <text:p>361.748322</text:p>
          </table:table-cell>
          <table:table-cell table:number-columns-repeated="2" office:value-type="float" office:value="401.635529" calcext:value-type="float">
            <text:p>401.635529</text:p>
          </table:table-cell>
          <table:table-cell office:value-type="float" office:value="36649425807" calcext:value-type="float">
            <text:p>36649425807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 office:value-type="float" office:value="401.399628" calcext:value-type="float">
            <text:p>401.399628</text:p>
          </table:table-cell>
          <table:table-cell office:value-type="float" office:value="410.405518" calcext:value-type="float">
            <text:p>410.405518</text:p>
          </table:table-cell>
          <table:table-cell office:value-type="float" office:value="301.705048" calcext:value-type="float">
            <text:p>301.705048</text:p>
          </table:table-cell>
          <table:table-cell table:number-columns-repeated="2" office:value-type="float" office:value="313.303467" calcext:value-type="float">
            <text:p>313.303467</text:p>
          </table:table-cell>
          <table:table-cell office:value-type="float" office:value="34595141046" calcext:value-type="float">
            <text:p>34595141046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 office:value-type="float" office:value="313.323303" calcext:value-type="float">
            <text:p>313.323303</text:p>
          </table:table-cell>
          <table:table-cell office:value-type="float" office:value="351.495819" calcext:value-type="float">
            <text:p>351.495819</text:p>
          </table:table-cell>
          <table:table-cell office:value-type="float" office:value="274.51474" calcext:value-type="float">
            <text:p>274.51474</text:p>
          </table:table-cell>
          <table:table-cell table:number-columns-repeated="2" office:value-type="float" office:value="276.199799" calcext:value-type="float">
            <text:p>276.199799</text:p>
          </table:table-cell>
          <table:table-cell office:value-type="float" office:value="78041251668" calcext:value-type="float">
            <text:p>78041251668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 office:value-type="float" office:value="275.961548" calcext:value-type="float">
            <text:p>275.961548</text:p>
          </table:table-cell>
          <table:table-cell office:value-type="float" office:value="279.041718" calcext:value-type="float">
            <text:p>279.041718</text:p>
          </table:table-cell>
          <table:table-cell office:value-type="float" office:value="139.216644" calcext:value-type="float">
            <text:p>139.216644</text:p>
          </table:table-cell>
          <table:table-cell table:number-columns-repeated="2" office:value-type="float" office:value="178.311279" calcext:value-type="float">
            <text:p>178.311279</text:p>
          </table:table-cell>
          <table:table-cell office:value-type="float" office:value="32637310501" calcext:value-type="float">
            <text:p>32637310501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178.196838" calcext:value-type="float">
            <text:p>178.196838</text:p>
          </table:table-cell>
          <table:table-cell office:value-type="float" office:value="242.512756" calcext:value-type="float">
            <text:p>242.512756</text:p>
          </table:table-cell>
          <table:table-cell office:value-type="float" office:value="152.296555" calcext:value-type="float">
            <text:p>152.296555</text:p>
          </table:table-cell>
          <table:table-cell table:number-columns-repeated="2" office:value-type="float" office:value="203.672287" calcext:value-type="float">
            <text:p>203.672287</text:p>
          </table:table-cell>
          <table:table-cell office:value-type="float" office:value="29404353676" calcext:value-type="float">
            <text:p>29404353676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203.528076" calcext:value-type="float">
            <text:p>203.528076</text:p>
          </table:table-cell>
          <table:table-cell office:value-type="float" office:value="232.072464" calcext:value-type="float">
            <text:p>232.072464</text:p>
          </table:table-cell>
          <table:table-cell office:value-type="float" office:value="200.744995" calcext:value-type="float">
            <text:p>200.744995</text:p>
          </table:table-cell>
          <table:table-cell table:number-columns-repeated="2" office:value-type="float" office:value="206.463501" calcext:value-type="float">
            <text:p>206.463501</text:p>
          </table:table-cell>
          <table:table-cell office:value-type="float" office:value="24272991697" calcext:value-type="float">
            <text:p>24272991697</text:p>
          </table:table-cell>
        </table:table-row>
        <table:table-row table:style-name="ro1">
          <table:table-cell office:value-type="string" calcext:value-type="string">
            <text:p>2020-03-30</text:p>
          </table:table-cell>
          <table:table-cell office:value-type="float" office:value="206.362671" calcext:value-type="float">
            <text:p>206.362671</text:p>
          </table:table-cell>
          <table:table-cell office:value-type="float" office:value="242.664276" calcext:value-type="float">
            <text:p>242.664276</text:p>
          </table:table-cell>
          <table:table-cell office:value-type="float" office:value="206.202316" calcext:value-type="float">
            <text:p>206.202316</text:p>
          </table:table-cell>
          <table:table-cell table:number-columns-repeated="2" office:value-type="float" office:value="231.997986" calcext:value-type="float">
            <text:p>231.997986</text:p>
          </table:table-cell>
          <table:table-cell office:value-type="float" office:value="23410024537" calcext:value-type="float">
            <text:p>23410024537</text:p>
          </table:table-cell>
        </table:table-row>
        <table:table-row table:style-name="ro1">
          <table:table-cell office:value-type="string" calcext:value-type="string">
            <text:p>2020-04-06</text:p>
          </table:table-cell>
          <table:table-cell office:value-type="float" office:value="231.93396" calcext:value-type="float">
            <text:p>231.93396</text:p>
          </table:table-cell>
          <table:table-cell office:value-type="float" office:value="277.651398" calcext:value-type="float">
            <text:p>277.651398</text:p>
          </table:table-cell>
          <table:table-cell office:value-type="float" office:value="223.882858" calcext:value-type="float">
            <text:p>223.882858</text:p>
          </table:table-cell>
          <table:table-cell table:number-columns-repeated="2" office:value-type="float" office:value="235.791962" calcext:value-type="float">
            <text:p>235.791962</text:p>
          </table:table-cell>
          <table:table-cell office:value-type="float" office:value="28817135527" calcext:value-type="float">
            <text:p>28817135527</text:p>
          </table:table-cell>
        </table:table-row>
        <table:table-row table:style-name="ro1">
          <table:table-cell office:value-type="string" calcext:value-type="string">
            <text:p>2020-04-13</text:p>
          </table:table-cell>
          <table:table-cell office:value-type="float" office:value="235.972427" calcext:value-type="float">
            <text:p>235.972427</text:p>
          </table:table-cell>
          <table:table-cell office:value-type="float" office:value="246.798523" calcext:value-type="float">
            <text:p>246.798523</text:p>
          </table:table-cell>
          <table:table-cell office:value-type="float" office:value="209.521667" calcext:value-type="float">
            <text:p>209.521667</text:p>
          </table:table-cell>
          <table:table-cell table:number-columns-repeated="2" office:value-type="float" office:value="233.588791" calcext:value-type="float">
            <text:p>233.588791</text:p>
          </table:table-cell>
          <table:table-cell office:value-type="float" office:value="24297457267" calcext:value-type="float">
            <text:p>24297457267</text:p>
          </table:table-cell>
        </table:table-row>
        <table:table-row table:style-name="ro1">
          <table:table-cell office:value-type="string" calcext:value-type="string">
            <text:p>2020-04-20</text:p>
          </table:table-cell>
          <table:table-cell office:value-type="float" office:value="233.436096" calcext:value-type="float">
            <text:p>233.436096</text:p>
          </table:table-cell>
          <table:table-cell office:value-type="float" office:value="248.05188" calcext:value-type="float">
            <text:p>248.05188</text:p>
          </table:table-cell>
          <table:table-cell office:value-type="float" office:value="218.262482" calcext:value-type="float">
            <text:p>218.262482</text:p>
          </table:table-cell>
          <table:table-cell table:number-columns-repeated="2" office:value-type="float" office:value="246.265579" calcext:value-type="float">
            <text:p>246.265579</text:p>
          </table:table-cell>
          <table:table-cell office:value-type="float" office:value="23904593499" calcext:value-type="float">
            <text:p>23904593499</text:p>
          </table:table-cell>
        </table:table-row>
        <table:table-row table:style-name="ro1">
          <table:table-cell office:value-type="string" calcext:value-type="string">
            <text:p>2020-04-27</text:p>
          </table:table-cell>
          <table:table-cell office:value-type="float" office:value="246.353577" calcext:value-type="float">
            <text:p>246.353577</text:p>
          </table:table-cell>
          <table:table-cell office:value-type="float" office:value="275.158203" calcext:value-type="float">
            <text:p>275.158203</text:p>
          </table:table-cell>
          <table:table-cell office:value-type="float" office:value="237.48674" calcext:value-type="float">
            <text:p>237.48674</text:p>
          </table:table-cell>
          <table:table-cell table:number-columns-repeated="2" office:value-type="float" office:value="252.544479" calcext:value-type="float">
            <text:p>252.544479</text:p>
          </table:table-cell>
          <table:table-cell office:value-type="float" office:value="27884337909" calcext:value-type="float">
            <text:p>27884337909</text:p>
          </table:table-cell>
        </table:table-row>
        <table:table-row table:style-name="ro1">
          <table:table-cell office:value-type="string" calcext:value-type="string">
            <text:p>2020-05-04</text:p>
          </table:table-cell>
          <table:table-cell office:value-type="float" office:value="252.428558" calcext:value-type="float">
            <text:p>252.428558</text:p>
          </table:table-cell>
          <table:table-cell office:value-type="float" office:value="254.116684" calcext:value-type="float">
            <text:p>254.116684</text:p>
          </table:table-cell>
          <table:table-cell office:value-type="float" office:value="240.401459" calcext:value-type="float">
            <text:p>240.401459</text:p>
          </table:table-cell>
          <table:table-cell table:number-columns-repeated="2" office:value-type="float" office:value="245.816116" calcext:value-type="float">
            <text:p>245.816116</text:p>
          </table:table-cell>
          <table:table-cell office:value-type="float" office:value="10382171647" calcext:value-type="float">
            <text:p>10382171647</text:p>
          </table:table-cell>
        </table:table-row>
        <table:table-row table:style-name="ro1">
          <table:table-cell office:value-type="string" calcext:value-type="string">
            <text:p>2020-05-09</text:p>
          </table:table-cell>
          <table:table-cell office:value-type="float" office:value="260.138275" calcext:value-type="float">
            <text:p>260.138275</text:p>
          </table:table-cell>
          <table:table-cell office:value-type="float" office:value="270.125549" calcext:value-type="float">
            <text:p>270.125549</text:p>
          </table:table-cell>
          <table:table-cell office:value-type="float" office:value="260.113495" calcext:value-type="float">
            <text:p>260.113495</text:p>
          </table:table-cell>
          <table:table-cell table:number-columns-repeated="2" office:value-type="float" office:value="268.963531" calcext:value-type="float">
            <text:p>268.963531</text:p>
          </table:table-cell>
          <table:table-cell office:value-type="float" office:value="4092691712" calcext:value-type="float">
            <text:p>40926917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3" meta:object-count="0"/>
    <meta:generator>LibreOffice/6.0.7.3$Linux_X86_64 LibreOffice_project/00m0$Build-3</meta:generator>
  </office:meta>
</office:document-meta>
</file>